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KacstPoster" svg:font-family="KacstPoster" style:font-pitch="variable"/>
    <style:font-face style:name="Purisa" svg:font-family="Purisa" style:font-pitch="variable"/>
    <style:font-face style:name="URW Chancery L" svg:font-family="'URW Chancery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cccccc" draw:textarea-horizontal-align="justify" draw:textarea-vertical-align="middle" draw:auto-grow-height="false" fo:min-height="1.108cm" fo:min-width="2.8cm"/>
    </style:style>
    <style:style style:name="gr2" style:family="graphic" style:parent-style-name="standard">
      <style:graphic-properties svg:stroke-color="#000000" draw:fill-color="#cccccc" draw:textarea-horizontal-align="justify" draw:textarea-vertical-align="middle" draw:auto-grow-height="false" fo:min-height="1.109cm" fo:min-width="2.065cm"/>
    </style:style>
    <style:style style:name="gr3" style:family="graphic" style:parent-style-name="standard">
      <style:graphic-properties draw:stroke="none" svg:stroke-color="#000000" draw:fill="none" draw:fill-color="#ffffff" fo:min-height="1.2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034cm" fo:min-width="0cm"/>
    </style:style>
    <style:style style:name="gr5" style:family="graphic" style:parent-style-name="standard">
      <style:graphic-properties draw:stroke="none" svg:stroke-color="#000000" draw:fill="none" draw:fill-color="#ffffff" fo:min-height="0.713cm"/>
    </style:style>
    <style:style style:name="gr6" style:family="graphic" style:parent-style-name="standard">
      <style:graphic-properties draw:stroke="none" svg:stroke-color="#000000" draw:fill="none" draw:fill-color="#ffffff" fo:min-height="0.716cm"/>
    </style:style>
    <style:style style:name="gr7" style:family="graphic" style:parent-style-name="standard">
      <style:graphic-properties svg:stroke-color="#000000" draw:fill-color="#cccccc" draw:textarea-horizontal-align="justify" draw:textarea-vertical-align="middle" draw:auto-grow-height="false" fo:min-height="0.01cm" fo:min-width="0.001cm"/>
    </style:style>
    <style:style style:name="gr8" style:family="graphic" style:parent-style-name="standard">
      <style:graphic-properties svg:stroke-color="#000000" draw:fill-color="#cccccc" draw:textarea-horizontal-align="justify" draw:textarea-vertical-align="middle" draw:auto-grow-height="false" fo:min-height="0.01cm" fo:min-width="0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108cm" fo:min-width="2.8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109cm" fo:min-width="2.065cm"/>
    </style:style>
    <style:style style:name="gr11" style:family="graphic" style:parent-style-name="standard">
      <style:graphic-properties draw:stroke="none" svg:stroke-color="#000000" draw:fill="none" draw:fill-color="#ffffff" fo:min-height="2.135cm"/>
    </style:style>
    <style:style style:name="gr12" style:family="graphic" style:parent-style-name="standard">
      <style:graphic-properties svg:stroke-color="#000000" draw:fill-color="#cccccc" draw:textarea-horizontal-align="justify" draw:textarea-vertical-align="middle" draw:auto-grow-height="false" fo:min-height="0.034cm" fo:min-width="0cm"/>
    </style:style>
    <style:style style:name="gr13" style:family="graphic" style:parent-style-name="standard">
      <style:graphic-properties draw:stroke="none" svg:stroke-color="#000000" draw:fill="none" draw:fill-color="#ffffff" fo:min-height="3.202cm"/>
    </style:style>
    <style:style style:name="gr14" style:family="graphic" style:parent-style-name="standard">
      <style:graphic-properties draw:stroke="none" svg:stroke-color="#000000" draw:fill="none" draw:fill-color="#ffffff" fo:min-height="1.889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43cm" fo:min-width="1.001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43cm" fo:min-width="0.666cm"/>
    </style:style>
    <style:style style:name="gr17" style:family="graphic" style:parent-style-name="standard">
      <style:graphic-properties svg:stroke-color="#000000" draw:fill-color="#0000ff" draw:textarea-vertical-align="middle" draw:auto-grow-height="false" fo:min-height="1.15cm" fo:min-width="1.001cm"/>
    </style:style>
    <style:style style:name="gr18" style:family="graphic" style:parent-style-name="standard">
      <style:graphic-properties draw:fill-color="#0000ff" draw:textarea-vertical-align="middle" draw:auto-grow-height="false" fo:min-height="0.389cm" fo:min-width="0.129cm"/>
    </style:style>
    <style:style style:name="gr19" style:family="graphic" style:parent-style-name="standard">
      <style:graphic-properties draw:stroke="none" svg:stroke-color="#000000" draw:fill="none" draw:fill-color="#ffffff" fo:min-height="1.26cm"/>
    </style:style>
    <style:style style:name="gr20" style:family="graphic" style:parent-style-name="standard">
      <style:graphic-properties svg:stroke-color="#000000" draw:fill-color="#ff3333" draw:textarea-vertical-align="middle" draw:auto-grow-height="false" fo:min-height="1.15cm" fo:min-width="1.001cm"/>
    </style:style>
    <style:style style:name="gr21" style:family="graphic" style:parent-style-name="standard">
      <style:graphic-properties draw:fill-color="#ff3333" draw:textarea-vertical-align="middle" draw:auto-grow-height="false" fo:min-height="0.389cm" fo:min-width="0.129cm"/>
    </style:style>
    <style:style style:name="gr22" style:family="graphic" style:parent-style-name="standard">
      <style:graphic-properties draw:stroke="none" svg:stroke-color="#000000" draw:fill="none" draw:fill-color="#ffffff" fo:min-height="1.25cm" draw:shadow="visible" draw:shadow-offset-x="0.035cm" draw:shadow-offset-y="0cm" draw:shadow-color="#000000" draw:shadow-opacity="100%"/>
    </style:style>
    <style:style style:name="gr23" style:family="graphic" style:parent-style-name="standard">
      <style:graphic-properties draw:stroke="none" svg:stroke-color="#000000" draw:fill="none" draw:fill-color="#ffffff" fo:min-height="1.25cm" draw:shadow="visible" draw:shadow-offset-x="0.035cm" draw:shadow-offset-y="0cm" draw:shadow-color="#000000"/>
    </style:style>
    <style:style style:name="gr24" style:family="graphic" style:parent-style-name="standard">
      <style:graphic-properties draw:stroke="none" svg:stroke-color="#000000" draw:fill="none" draw:fill-color="#ffffff" fo:min-height="2.135cm" draw:shadow="visible" draw:shadow-offset-x="0.035cm" draw:shadow-offset-y="0cm" draw:shadow-color="#000000"/>
    </style:style>
    <style:style style:name="gr25" style:family="graphic" style:parent-style-name="standard">
      <style:graphic-properties draw:stroke="none" svg:stroke-color="#000000" draw:fill="none" draw:fill-color="#ffffff" fo:min-height="3.202cm" draw:shadow="visible" draw:shadow-offset-x="0.035cm" draw:shadow-offset-y="0cm" draw:shadow-color="#000000"/>
    </style:style>
    <style:style style:name="gr26" style:family="graphic" style:parent-style-name="standard">
      <style:graphic-properties draw:stroke="none" svg:stroke-color="#000000" draw:fill="none" draw:fill-color="#ffffff" fo:min-height="1.889cm" draw:shadow="visible" draw:shadow-offset-x="0.035cm" draw:shadow-offset-y="0cm" draw:shadow-color="#000000"/>
    </style:style>
    <style:style style:name="gr27" style:family="graphic" style:parent-style-name="standard">
      <style:graphic-properties svg:stroke-color="#000000" draw:fill-color="#ffff00" draw:textarea-vertical-align="middle" draw:auto-grow-height="false" fo:min-height="1.15cm" fo:min-width="1.001cm"/>
    </style:style>
    <style:style style:name="gr28" style:family="graphic" style:parent-style-name="standard">
      <style:graphic-properties draw:fill-color="#ffff00" draw:textarea-vertical-align="middle" draw:auto-grow-height="false" fo:min-height="0.389cm" fo:min-width="0.129cm"/>
    </style:style>
    <style:style style:name="gr29" style:family="graphic" style:parent-style-name="standard">
      <style:graphic-properties svg:stroke-color="#000000" draw:fill-color="#009900" draw:textarea-vertical-align="middle" draw:auto-grow-height="false" fo:min-height="1.15cm" fo:min-width="1.001cm"/>
    </style:style>
    <style:style style:name="gr30" style:family="graphic" style:parent-style-name="standard">
      <style:graphic-properties draw:fill-color="#009900" draw:textarea-vertical-align="middle" draw:auto-grow-height="false" fo:min-height="0.389cm" fo:min-width="0.129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style:paragraph-properties fo:text-align="start"/>
      <style:text-properties fo:color="#0000ff" style:font-name="Bitstream Vera Sans Mono"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start"/>
      <style:text-properties fo:color="#0000ff" style:font-name="Bitstream Vera Sans Mono"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end"/>
      <style:text-properties fo:color="#0000ff" style:font-name="Bitstream Vera Sans Mono"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color="#0000ff" style:font-name="Bitstream Vera Sans Mono" fo:font-size="22pt" fo:font-weight="bold" style:font-size-asian="22pt" style:font-weight-asian="bold" style:font-size-complex="22pt" style:font-weight-complex="bold"/>
    </style:style>
    <style:style style:name="P7" style:family="paragraph">
      <loext:graphic-properties draw:fill="none" draw:fill-color="#ffffff"/>
      <style:paragraph-properties fo:text-align="end"/>
      <style:text-properties fo:color="#0000ff" style:font-name="Bitstream Vera Sans Mono" fo:font-size="22pt" fo:font-weight="bold" style:font-size-asian="22pt" style:font-weight-asian="bold" style:font-size-complex="22pt" style:font-weight-complex="bold"/>
    </style:style>
    <style:style style:name="P8" style:family="paragraph">
      <style:paragraph-properties fo:margin-top="0.1cm" fo:margin-bottom="0cm" fo:text-align="center"/>
      <style:text-properties fo:color="#000000"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margin-top="0.1cm" fo:margin-bottom="0cm" fo:text-align="center"/>
      <style:text-properties fo:color="#000000" fo:font-weight="bold" style:font-weight-asian="bold" style:font-weight-complex="bold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2" style:family="paragraph">
      <style:paragraph-properties fo:text-align="center"/>
      <style:text-properties fo:color="#000000" fo:font-weight="bold" style:font-weight-asian="bold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fo:color="#000000" fo:font-weight="bold" style:font-weight-asian="bold" style:font-weight-complex="bold"/>
    </style:style>
    <style:style style:name="P14" style:family="paragraph">
      <style:paragraph-properties fo:text-align="start"/>
      <style:text-properties fo:color="#0000ff" style:font-name="Bitstream Vera Sans Mono" fo:font-size="22pt" fo:font-weight="bold" style:font-weight-asian="bold" style:font-weight-complex="bold"/>
    </style:style>
    <style:style style:name="P15" style:family="paragraph">
      <style:paragraph-properties fo:text-align="end"/>
      <style:text-properties fo:color="#0000ff" style:font-name="Bitstream Vera Sans Mono" fo:font-size="22pt" fo:font-weight="bold" style:font-weight-asian="bold" style:font-weight-complex="bold"/>
    </style:style>
    <style:style style:name="P16" style:family="paragraph">
      <style:paragraph-properties fo:text-align="center"/>
      <style:text-properties fo:color="#000000" fo:font-size="18pt" fo:font-weight="bold" style:font-weight-asian="bold" style:font-weight-complex="bold"/>
    </style:style>
    <style:style style:name="P17" style:family="paragraph">
      <loext:graphic-properties draw:fill="none" draw:fill-color="#ffffff"/>
      <style:paragraph-properties fo:text-align="center"/>
      <style:text-properties fo:color="#000000" fo:font-size="18pt" fo:font-weight="bold" style:font-weight-asian="bold" style:font-weight-complex="bold"/>
    </style:style>
    <style:style style:name="P18" style:family="paragraph">
      <loext:graphic-properties draw:fill-color="#0000ff"/>
      <style:paragraph-properties fo:text-align="center"/>
    </style:style>
    <style:style style:name="P19" style:family="paragraph">
      <style:paragraph-properties fo:text-align="start"/>
      <style:text-properties fo:color="#ff3333" style:font-name="Bitstream Vera Sans Mono" fo:font-weight="bold" style:font-weight-asian="bold" style:font-weight-complex="bold"/>
    </style:style>
    <style:style style:name="P20" style:family="paragraph">
      <loext:graphic-properties draw:fill="none" draw:fill-color="#ffffff"/>
      <style:paragraph-properties fo:text-align="start"/>
      <style:text-properties fo:color="#ff3333" style:font-name="Bitstream Vera Sans Mono" fo:font-size="22pt" fo:font-weight="bold" style:font-size-asian="22pt" style:font-weight-asian="bold" style:font-size-complex="22pt" style:font-weight-complex="bold"/>
    </style:style>
    <style:style style:name="P21" style:family="paragraph">
      <style:paragraph-properties fo:text-align="end"/>
      <style:text-properties fo:color="#ff3333" style:font-name="Bitstream Vera Sans Mono" fo:font-weight="bold" style:font-weight-asian="bold" style:font-weight-complex="bold"/>
    </style:style>
    <style:style style:name="P22" style:family="paragraph">
      <loext:graphic-properties draw:fill="none" draw:fill-color="#ffffff"/>
      <style:paragraph-properties fo:text-align="center"/>
      <style:text-properties fo:color="#ff3333" style:font-name="Bitstream Vera Sans Mono" fo:font-size="22pt" fo:font-weight="bold" style:font-size-asian="22pt" style:font-weight-asian="bold" style:font-size-complex="22pt" style:font-weight-complex="bold"/>
    </style:style>
    <style:style style:name="P23" style:family="paragraph">
      <loext:graphic-properties draw:fill="none" draw:fill-color="#ffffff"/>
      <style:paragraph-properties fo:text-align="end"/>
      <style:text-properties fo:color="#ff3333" style:font-name="Bitstream Vera Sans Mono" fo:font-size="22pt" fo:font-weight="bold" style:font-size-asian="22pt" style:font-weight-asian="bold" style:font-size-complex="22pt" style:font-weight-complex="bold"/>
    </style:style>
    <style:style style:name="P24" style:family="paragraph">
      <style:paragraph-properties fo:text-align="start"/>
      <style:text-properties fo:color="#ff3333" style:font-name="Bitstream Vera Sans Mono" fo:font-size="22pt" fo:font-weight="bold" style:font-weight-asian="bold" style:font-weight-complex="bold"/>
    </style:style>
    <style:style style:name="P25" style:family="paragraph">
      <style:paragraph-properties fo:text-align="end"/>
      <style:text-properties fo:color="#ff3333" style:font-name="Bitstream Vera Sans Mono" fo:font-size="22pt" fo:font-weight="bold" style:font-weight-asian="bold" style:font-weight-complex="bold"/>
    </style:style>
    <style:style style:name="P26" style:family="paragraph">
      <loext:graphic-properties draw:fill-color="#ff3333"/>
      <style:paragraph-properties fo:text-align="center"/>
    </style:style>
    <style:style style:name="P27" style:family="paragraph">
      <style:paragraph-properties fo:text-align="start"/>
      <style:text-properties fo:color="#ffff00" style:font-name="Bitstream Vera Sans Mono" fo:text-shadow="1pt 1pt" fo:font-weight="bold" style:font-weight-asian="bold" style:font-weight-complex="bold"/>
    </style:style>
    <style:style style:name="P28" style:family="paragraph">
      <loext:graphic-properties draw:fill="none" draw:fill-color="#ffffff"/>
      <style:paragraph-properties fo:text-align="start"/>
      <style:text-properties fo:color="#ffff00" style:font-name="Bitstream Vera Sans Mono" fo:font-size="22pt" fo:text-shadow="1pt 1pt" fo:font-weight="bold" style:font-size-asian="22pt" style:font-weight-asian="bold" style:font-size-complex="22pt" style:font-weight-complex="bold"/>
    </style:style>
    <style:style style:name="P29" style:family="paragraph">
      <style:paragraph-properties fo:text-align="end"/>
      <style:text-properties fo:color="#ffff00" style:font-name="Bitstream Vera Sans Mono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text-align="end"/>
      <style:text-properties fo:color="#ffff00" style:font-name="Bitstream Vera Sans Mono" fo:font-size="22pt" fo:font-weight="bold" style:font-size-asian="22pt" style:font-weight-asian="bold" style:font-size-complex="22pt" style:font-weight-complex="bold"/>
    </style:style>
    <style:style style:name="P31" style:family="paragraph">
      <style:paragraph-properties fo:text-align="start"/>
      <style:text-properties fo:color="#ffff00" style:font-name="Bitstream Vera Sans Mono" fo:font-weight="bold" style:font-weight-asian="bold" style:font-weight-complex="bold"/>
    </style:style>
    <style:style style:name="P32" style:family="paragraph">
      <loext:graphic-properties draw:fill="none" draw:fill-color="#ffffff"/>
      <style:paragraph-properties fo:text-align="start"/>
      <style:text-properties fo:color="#ffff00" style:font-name="Bitstream Vera Sans Mono" fo:font-size="22pt" fo:font-weight="bold" style:font-size-asian="22pt" style:font-weight-asian="bold" style:font-size-complex="22pt" style:font-weight-complex="bold"/>
    </style:style>
    <style:style style:name="P33" style:family="paragraph">
      <style:paragraph-properties fo:text-align="start"/>
      <style:text-properties fo:color="#ffff00" style:font-name="Bitstream Vera Sans Mono" fo:font-size="22pt" fo:font-weight="bold" style:font-weight-asian="bold" style:font-weight-complex="bold"/>
    </style:style>
    <style:style style:name="P34" style:family="paragraph">
      <style:paragraph-properties fo:text-align="end"/>
      <style:text-properties fo:color="#ffff00" style:font-name="Bitstream Vera Sans Mono" fo:font-size="22pt" fo:font-weight="bold" style:font-weight-asian="bold" style:font-weight-complex="bold"/>
    </style:style>
    <style:style style:name="P35" style:family="paragraph">
      <loext:graphic-properties draw:fill-color="#ffff00"/>
      <style:paragraph-properties fo:text-align="center"/>
    </style:style>
    <style:style style:name="P36" style:family="paragraph">
      <style:paragraph-properties fo:text-align="start"/>
      <style:text-properties fo:color="#009900" style:font-name="Bitstream Vera Sans Mono" fo:font-weight="bold" style:font-weight-asian="bold" style:font-weight-complex="bold"/>
    </style:style>
    <style:style style:name="P37" style:family="paragraph">
      <loext:graphic-properties draw:fill="none" draw:fill-color="#ffffff"/>
      <style:paragraph-properties fo:text-align="start"/>
      <style:text-properties fo:color="#009900" style:font-name="Bitstream Vera Sans Mono" fo:font-size="22pt" fo:font-weight="bold" style:font-size-asian="22pt" style:font-weight-asian="bold" style:font-size-complex="22pt" style:font-weight-complex="bold"/>
    </style:style>
    <style:style style:name="P38" style:family="paragraph">
      <style:paragraph-properties fo:text-align="end"/>
      <style:text-properties fo:color="#009900" style:font-name="Bitstream Vera Sans Mono" fo:font-weight="bold" style:font-weight-asian="bold" style:font-weight-complex="bold"/>
    </style:style>
    <style:style style:name="P39" style:family="paragraph">
      <loext:graphic-properties draw:fill="none" draw:fill-color="#ffffff"/>
      <style:paragraph-properties fo:text-align="end"/>
      <style:text-properties fo:color="#009900" style:font-name="Bitstream Vera Sans Mono" fo:font-size="22pt" fo:font-weight="bold" style:font-size-asian="22pt" style:font-weight-asian="bold" style:font-size-complex="22pt" style:font-weight-complex="bold"/>
    </style:style>
    <style:style style:name="P40" style:family="paragraph">
      <style:paragraph-properties fo:text-align="start"/>
      <style:text-properties fo:color="#009900" style:font-name="Bitstream Vera Sans Mono" fo:font-size="22pt" fo:font-weight="bold" style:font-weight-asian="bold" style:font-weight-complex="bold"/>
    </style:style>
    <style:style style:name="P41" style:family="paragraph">
      <style:paragraph-properties fo:text-align="end"/>
      <style:text-properties fo:color="#009900" style:font-name="Bitstream Vera Sans Mono" fo:font-size="22pt" fo:font-weight="bold" style:font-weight-asian="bold" style:font-weight-complex="bold"/>
    </style:style>
    <style:style style:name="P42" style:family="paragraph">
      <loext:graphic-properties draw:fill-color="#009900"/>
      <style:paragraph-properties fo:text-align="center"/>
    </style:style>
    <style:style style:name="T1" style:family="text">
      <style:text-properties fo:color="#0000ff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0000ff" style:font-name="Bitstream Vera Sans Mono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color="#0000ff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0000ff"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color="#ff3333" style:font-name="Bitstream Vera Sans Mono"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style:font-name="Bitstream Vera Sans Mono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3" draw:layer="layout" svg:width="1.5cm" svg:height="1.5cm" svg:x="0.6cm" svg:y="0.6cm">
          <draw:text-box>
            <text:p text:style-name="P2"><text:span text:style-name="T1">1</text:span></text:p>
          </draw:text-box>
        </draw:frame>
        <draw:custom-shape draw:style-name="gr4" draw:text-style-name="P4" draw:layer="layout" svg:width="0.4cm" svg:height="0.4cm" svg:x="3.28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1.5cm" svg:height="1.5cm" svg:x="4.8cm" svg:y="0.6cm">
          <draw:text-box>
            <text:p text:style-name="P5"><text:span text:style-name="T2">1</text:span></text:p>
          </draw:text-box>
        </draw:frame>
        <draw:frame draw:style-name="gr3" draw:text-style-name="P7" draw:layer="layout" svg:width="1.5cm" svg:height="1.5cm" draw:transform="rotate (-3.13391320488102) translate (2.106cm 8.894cm)">
          <draw:text-box>
            <text:p text:style-name="P5"><text:span text:style-name="T1">1</text:span></text:p>
          </draw:text-box>
        </draw:frame>
        <draw:frame draw:style-name="gr3" draw:text-style-name="P3" draw:layer="layout" svg:width="1.5cm" svg:height="1.5cm" draw:transform="rotate (-3.13391320488102) translate (6.306cm 8.894cm)">
          <draw:text-box>
            <text:p text:style-name="P2"><text:span text:style-name="T1">1</text:span></text:p>
          </draw:text-box>
        </draw:frame>
        <draw:frame draw:style-name="gr3" draw:text-style-name="P9" draw:layer="layout" svg:width="5.7cm" svg:height="1.5cm" svg:x="0.6cm" svg:y="1.4cm">
          <draw:text-box>
            <text:p text:style-name="P8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  <text:p text:style-name="P8"><text:span text:style-name="T3">D</text:span><text:span text:style-name="T3">É</text:span><text:span text:style-name="T3">M</text:span><text:span text:style-name="T3">A</text:span><text:span text:style-name="T3">R</text:span><text:span text:style-name="T3">R</text:span><text:span text:style-name="T3">E</text:span><text:span text:style-name="T3">R</text:span></text:p>
          </draw:text-box>
        </draw:frame>
        <draw:frame draw:style-name="gr3" draw:text-style-name="P9" draw:layer="layout" svg:width="5.7cm" svg:height="1.5cm" draw:transform="rotate (3.12972441467623) translate (6.291cm 8.134cm)">
          <draw:text-box>
            <text:p text:style-name="P8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  <text:p text:style-name="P8"><text:span text:style-name="T3">D</text:span><text:span text:style-name="T3">É</text:span><text:span text:style-name="T3">M</text:span><text:span text:style-name="T3">A</text:span><text:span text:style-name="T3">R</text:span><text:span text:style-name="T3">R</text:span><text:span text:style-name="T3">E</text:span><text:span text:style-name="T3">R</text:span></text:p>
          </draw:text-box>
        </draw:frame>
        <draw:frame draw:style-name="gr5" draw:text-style-name="P11" draw:layer="layout" svg:width="1.2cm" svg:height="0.963cm" svg:x="2.88cm" svg:y="1.8cm">
          <draw:text-box>
            <text:p text:style-name="P10"><text:span text:style-name="T4">O</text:span><text:span text:style-name="T4">U</text:span></text:p>
          </draw:text-box>
        </draw:frame>
        <draw:frame draw:style-name="gr6" draw:text-style-name="P11" draw:layer="layout" svg:width="1.192cm" svg:height="0.966cm" draw:transform="rotate (3.13408773780622) translate (4.062cm 7.725cm)">
          <draw:text-box>
            <text:p text:style-name="P10"><text:span text:style-name="T4">O</text:span><text:span text:style-name="T4">U</text:span></text:p>
          </draw:text-box>
        </draw:frame>
        <draw:g>
          <draw:custom-shape draw:style-name="gr7" draw:text-style-name="P1" draw:layer="layout" svg:width="0.5cm" svg:height="0.414cm" svg:x="5.5cm" svg:y="2.0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6cm" svg:y="1.7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cm" svg:y="1.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1cm" svg:y="2.0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7cm" svg:y="1.7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1cm" svg:y="1.7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5.501cm" svg:y="7.3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7cm" svg:y="7.0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01cm" svg:y="7.0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2cm" svg:y="7.38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8cm" svg:y="7.05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2cm" svg:y="7.00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</draw:page>
      <draw:page draw:name="page2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3" draw:layer="layout" svg:width="1.5cm" svg:height="1.5cm" svg:x="0.6cm" svg:y="0.6cm">
          <draw:text-box>
            <text:p text:style-name="P2"><text:span text:style-name="T1">2</text:span></text:p>
          </draw:text-box>
        </draw:frame>
        <draw:custom-shape draw:style-name="gr4" draw:text-style-name="P4" draw:layer="layout" svg:width="0.4cm" svg:height="0.4cm" svg:x="3.28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7" draw:layer="layout" svg:width="1.5cm" svg:height="1.5cm" svg:x="4.8cm" svg:y="0.6cm">
          <draw:text-box>
            <text:p text:style-name="P5"><text:span text:style-name="T1">2</text:span></text:p>
          </draw:text-box>
        </draw:frame>
        <draw:frame draw:style-name="gr3" draw:text-style-name="P7" draw:layer="layout" svg:width="1.5cm" svg:height="1.5cm" draw:transform="rotate (-3.13391320488102) translate (2.106cm 8.894cm)">
          <draw:text-box>
            <text:p text:style-name="P5"><text:span text:style-name="T1">2</text:span></text:p>
          </draw:text-box>
        </draw:frame>
        <draw:frame draw:style-name="gr3" draw:text-style-name="P3" draw:layer="layout" svg:width="1.5cm" svg:height="1.5cm" draw:transform="rotate (-3.13391320488102) translate (6.306cm 8.894cm)">
          <draw:text-box>
            <text:p text:style-name="P2"><text:span text:style-name="T1">2</text:span></text:p>
          </draw:text-box>
        </draw:frame>
        <draw:frame draw:style-name="gr3" draw:text-style-name="P13" draw:layer="layout" svg:width="5.7cm" svg:height="1.5cm" svg:x="0.6cm" svg:y="1.8cm">
          <draw:text-box>
            <text:p text:style-name="P12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</draw:text-box>
        </draw:frame>
        <draw:frame draw:style-name="gr3" draw:text-style-name="P13" draw:layer="layout" svg:width="5.7cm" svg:height="1.5cm" draw:transform="rotate (3.12972441467623) translate (6.291cm 7.734cm)">
          <draw:text-box>
            <text:p text:style-name="P12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</draw:text-box>
        </draw:frame>
      </draw:page>
      <draw:page draw:name="page3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3" draw:layer="layout" svg:width="1.5cm" svg:height="1.5cm" svg:x="0.6cm" svg:y="0.6cm">
          <draw:text-box>
            <text:p text:style-name="P2"><text:span text:style-name="T1">3</text:span></text:p>
          </draw:text-box>
        </draw:frame>
        <draw:custom-shape draw:style-name="gr4" draw:text-style-name="P4" draw:layer="layout" svg:width="0.4cm" svg:height="0.4cm" svg:x="2.58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7" draw:layer="layout" svg:width="1.5cm" svg:height="1.5cm" svg:x="4.8cm" svg:y="0.6cm">
          <draw:text-box>
            <text:p text:style-name="P5"><text:span text:style-name="T1">3</text:span></text:p>
          </draw:text-box>
        </draw:frame>
        <draw:frame draw:style-name="gr3" draw:text-style-name="P7" draw:layer="layout" svg:width="1.5cm" svg:height="1.5cm" draw:transform="rotate (-3.13391320488102) translate (2.106cm 8.894cm)">
          <draw:text-box>
            <text:p text:style-name="P5"><text:span text:style-name="T1">3</text:span></text:p>
          </draw:text-box>
        </draw:frame>
        <draw:frame draw:style-name="gr3" draw:text-style-name="P3" draw:layer="layout" svg:width="1.5cm" svg:height="1.5cm" draw:transform="rotate (-3.13391320488102) translate (6.306cm 8.894cm)">
          <draw:text-box>
            <text:p text:style-name="P2"><text:span text:style-name="T1">3</text:span></text:p>
          </draw:text-box>
        </draw:frame>
        <draw:frame draw:style-name="gr3" draw:text-style-name="P13" draw:layer="layout" svg:width="5.7cm" svg:height="1.5cm" svg:x="0.6cm" svg:y="1.8cm">
          <draw:text-box>
            <text:p text:style-name="P12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</draw:text-box>
        </draw:frame>
        <draw:frame draw:style-name="gr3" draw:text-style-name="P13" draw:layer="layout" svg:width="5.7cm" svg:height="1.5cm" draw:transform="rotate (3.12972441467623) translate (6.291cm 7.734cm)">
          <draw:text-box>
            <text:p text:style-name="P12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</draw:text-box>
        </draw:frame>
        <draw:custom-shape draw:style-name="gr4" draw:text-style-name="P4" draw:layer="layout" svg:width="0.4cm" svg:height="0.4cm" svg:x="3.28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Standard">
        <draw:g>
          <draw:custom-shape draw:style-name="gr9" draw:text-style-name="P4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0" draw:text-style-name="P4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9" draw:text-style-name="P4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11" draw:text-style-name="P3" draw:layer="layout" svg:width="2cm" svg:height="2.385cm" svg:x="0.6cm" svg:y="0.6cm">
          <draw:text-box>
            <text:p text:style-name="P2"><text:span text:style-name="T1">-</text:span><text:span text:style-name="T1">4</text:span></text:p>
          </draw:text-box>
        </draw:frame>
        <draw:custom-shape draw:style-name="gr12" draw:text-style-name="P1" draw:layer="layout" svg:width="0.4cm" svg:height="0.4cm" svg:x="2.58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4cm" svg:x="3.98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7" draw:layer="layout" svg:width="2.5cm" svg:height="1.5cm" svg:x="3.8cm" svg:y="0.6cm">
          <draw:text-box>
            <text:p text:style-name="P5"><text:span text:style-name="T1">-</text:span><text:span text:style-name="T1">4</text:span></text:p>
          </draw:text-box>
        </draw:frame>
        <draw:frame draw:style-name="gr11" draw:text-style-name="P7" draw:layer="layout" svg:width="2.503cm" svg:height="2.385cm" draw:transform="rotate (-3.13391320488102) translate (3.109cm 8.886cm)">
          <draw:text-box>
            <text:p text:style-name="P5"><text:span text:style-name="T1">-</text:span><text:span text:style-name="T1">4</text:span></text:p>
          </draw:text-box>
        </draw:frame>
        <draw:frame draw:style-name="gr11" draw:text-style-name="P3" draw:layer="layout" svg:width="2.497cm" svg:height="2.385cm" draw:transform="rotate (-3.13391320488102) translate (6.306cm 8.894cm)">
          <draw:text-box>
            <text:p text:style-name="P2"><text:span text:style-name="T1">-</text:span><text:span text:style-name="T1">4</text:span></text:p>
          </draw:text-box>
        </draw:frame>
        <draw:frame draw:style-name="gr3" draw:text-style-name="P13" draw:layer="layout" svg:width="5.7cm" svg:height="1.5cm" svg:x="0.6cm" svg:y="1.8cm">
          <draw:text-box>
            <text:p text:style-name="P12"><text:span text:style-name="T3">R</text:span><text:span text:style-name="T3">E</text:span><text:span text:style-name="T3">C</text:span><text:span text:style-name="T3">U</text:span><text:span text:style-name="T3">L</text:span><text:span text:style-name="T3">E</text:span><text:span text:style-name="T3">R</text:span></text:p>
          </draw:text-box>
        </draw:frame>
        <draw:frame draw:style-name="gr3" draw:text-style-name="P13" draw:layer="layout" svg:width="5.7cm" svg:height="1.5cm" draw:transform="rotate (3.12972441467623) translate (6.291cm 7.734cm)">
          <draw:text-box>
            <text:p text:style-name="P12"><text:span text:style-name="T3">R</text:span><text:span text:style-name="T3">E</text:span><text:span text:style-name="T3">C</text:span><text:span text:style-name="T3">U</text:span><text:span text:style-name="T3">L</text:span><text:span text:style-name="T3">E</text:span><text:span text:style-name="T3">R</text:span></text:p>
          </draw:text-box>
        </draw:frame>
        <draw:custom-shape draw:style-name="gr12" draw:text-style-name="P1" draw:layer="layout" svg:width="0.4cm" svg:height="0.4cm" svg:x="2.582cm" svg:y="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4cm" svg:x="3.98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3" draw:layer="layout" svg:width="1.5cm" svg:height="1.5cm" svg:x="0.6cm" svg:y="0.6cm">
          <draw:text-box>
            <text:p text:style-name="P2"><text:span text:style-name="T1">5</text:span></text:p>
          </draw:text-box>
        </draw:frame>
        <draw:custom-shape draw:style-name="gr4" draw:text-style-name="P4" draw:layer="layout" svg:width="0.4cm" svg:height="0.4cm" svg:x="2.58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7" draw:layer="layout" svg:width="1.5cm" svg:height="1.5cm" svg:x="4.8cm" svg:y="0.6cm">
          <draw:text-box>
            <text:p text:style-name="P5"><text:span text:style-name="T1">5</text:span></text:p>
          </draw:text-box>
        </draw:frame>
        <draw:frame draw:style-name="gr3" draw:text-style-name="P7" draw:layer="layout" svg:width="1.5cm" svg:height="1.5cm" draw:transform="rotate (-3.13391320488102) translate (2.106cm 8.894cm)">
          <draw:text-box>
            <text:p text:style-name="P5"><text:span text:style-name="T1">5</text:span></text:p>
          </draw:text-box>
        </draw:frame>
        <draw:frame draw:style-name="gr3" draw:text-style-name="P3" draw:layer="layout" svg:width="1.5cm" svg:height="1.5cm" draw:transform="rotate (-3.13391320488102) translate (6.306cm 8.894cm)">
          <draw:text-box>
            <text:p text:style-name="P2"><text:span text:style-name="T1">5</text:span></text:p>
          </draw:text-box>
        </draw:frame>
        <draw:frame draw:style-name="gr3" draw:text-style-name="P13" draw:layer="layout" svg:width="5.7cm" svg:height="1.5cm" svg:x="0.6cm" svg:y="1.8cm">
          <draw:text-box>
            <text:p text:style-name="P12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</draw:text-box>
        </draw:frame>
        <draw:frame draw:style-name="gr3" draw:text-style-name="P13" draw:layer="layout" svg:width="5.7cm" svg:height="1.5cm" draw:transform="rotate (3.12972441467623) translate (6.291cm 7.734cm)">
          <draw:text-box>
            <text:p text:style-name="P12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</draw:text-box>
        </draw:frame>
        <draw:custom-shape draw:style-name="gr4" draw:text-style-name="P4" draw:layer="layout" svg:width="0.4cm" svg:height="0.4cm" svg:x="3.28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2cm" svg:y="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3" draw:layer="layout" svg:width="1.5cm" svg:height="1.5cm" svg:x="0.6cm" svg:y="0.6cm">
          <draw:text-box>
            <text:p text:style-name="P14"><text:span text:style-name="T1">6</text:span></text:p>
          </draw:text-box>
        </draw:frame>
        <draw:custom-shape draw:style-name="gr4" draw:text-style-name="P4" draw:layer="layout" svg:width="0.4cm" svg:height="0.4cm" svg:x="2.58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7" draw:layer="layout" svg:width="1.5cm" svg:height="1.5cm" svg:x="4.8cm" svg:y="0.6cm">
          <draw:text-box>
            <text:p text:style-name="P15"><text:span text:style-name="T1">6</text:span></text:p>
          </draw:text-box>
        </draw:frame>
        <draw:frame draw:style-name="gr3" draw:text-style-name="P7" draw:layer="layout" svg:width="1.5cm" svg:height="1.5cm" draw:transform="rotate (-3.13391320488102) translate (2.106cm 8.894cm)">
          <draw:text-box>
            <text:p text:style-name="P15"><text:span text:style-name="T1">6</text:span></text:p>
          </draw:text-box>
        </draw:frame>
        <draw:frame draw:style-name="gr3" draw:text-style-name="P3" draw:layer="layout" svg:width="1.5cm" svg:height="1.5cm" draw:transform="rotate (-3.13391320488102) translate (6.306cm 8.894cm)">
          <draw:text-box>
            <text:p text:style-name="P14"><text:span text:style-name="T1">6</text:span></text:p>
          </draw:text-box>
        </draw:frame>
        <draw:frame draw:style-name="gr3" draw:text-style-name="P17" draw:layer="layout" svg:width="5.7cm" svg:height="1.5cm" svg:x="0.6cm" svg:y="1.8cm">
          <draw:text-box>
            <text:p text:style-name="P16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</draw:text-box>
        </draw:frame>
        <draw:frame draw:style-name="gr3" draw:text-style-name="P17" draw:layer="layout" svg:width="5.7cm" svg:height="1.5cm" draw:transform="rotate (3.12972441467623) translate (6.291cm 7.734cm)">
          <draw:text-box>
            <text:p text:style-name="P16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</draw:text-box>
        </draw:frame>
        <draw:custom-shape draw:style-name="gr4" draw:text-style-name="P4" draw:layer="layout" svg:width="0.4cm" svg:height="0.4cm" svg:x="3.98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2cm" svg:y="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2cm" svg:y="3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3cm" svg:y="5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Standard">
        <draw:g>
          <draw:custom-shape draw:style-name="gr9" draw:text-style-name="P4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0" draw:text-style-name="P4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9" draw:text-style-name="P4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13" draw:text-style-name="P3" draw:layer="layout" svg:width="2.4cm" svg:height="3.452cm" svg:x="0.6cm" svg:y="0.6cm">
          <draw:text-box>
            <text:p text:style-name="P2"><text:span text:style-name="T1">7</text:span><text:span text:style-name="T5">x</text:span><text:span text:style-name="T6">1</text:span></text:p>
          </draw:text-box>
        </draw:frame>
        <draw:frame draw:style-name="gr14" draw:text-style-name="P7" draw:layer="layout" svg:width="2.3cm" svg:height="2.139cm" svg:x="4cm" svg:y="0.6cm">
          <draw:text-box>
            <text:p text:style-name="P5"><text:span text:style-name="T1">7</text:span><text:span text:style-name="T5">x</text:span><text:span text:style-name="T6">1</text:span></text:p>
          </draw:text-box>
        </draw:frame>
        <draw:frame draw:style-name="gr14" draw:text-style-name="P7" draw:layer="layout" svg:width="3.202cm" svg:height="2.139cm" draw:transform="rotate (-3.13391320488102) translate (3.808cm 8.881cm)">
          <draw:text-box>
            <text:p text:style-name="P5"><text:span text:style-name="T1">7</text:span><text:span text:style-name="T5">x</text:span><text:span text:style-name="T6">1</text:span></text:p>
          </draw:text-box>
        </draw:frame>
        <draw:frame draw:style-name="gr14" draw:text-style-name="P3" draw:layer="layout" svg:width="2.398cm" svg:height="2.139cm" draw:transform="rotate (-3.13391320488102) translate (6.306cm 8.894cm)">
          <draw:text-box>
            <text:p text:style-name="P2"><text:span text:style-name="T1">7</text:span><text:span text:style-name="T5">x</text:span><text:span text:style-name="T6">1</text:span></text:p>
          </draw:text-box>
        </draw:frame>
        <draw:frame draw:style-name="gr3" draw:text-style-name="P13" draw:layer="layout" svg:width="5.7cm" svg:height="1.5cm" svg:x="0.6cm" svg:y="1.8cm">
          <draw:text-box>
            <text:p text:style-name="P12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</draw:text-box>
        </draw:frame>
        <draw:frame draw:style-name="gr3" draw:text-style-name="P13" draw:layer="layout" svg:width="5.7cm" svg:height="1.5cm" draw:transform="rotate (3.12972441467623) translate (6.291cm 7.734cm)">
          <draw:text-box>
            <text:p text:style-name="P12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</draw:text-box>
        </draw:frame>
        <draw:g>
          <draw:custom-shape draw:style-name="gr7" draw:text-style-name="P1" draw:layer="layout" svg:width="0.5cm" svg:height="0.414cm" svg:x="3.23cm" svg:y="3.8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3.286cm" svg:y="3.5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3.23cm" svg:y="3.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4.13cm" svg:y="4.0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4.186cm" svg:y="3.7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4.13cm" svg:y="3.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4.13cm" svg:y="5.8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4.186cm" svg:y="5.5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4.13cm" svg:y="5.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3.23cm" svg:y="6.1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3.286cm" svg:y="5.8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3.23cm" svg:y="5.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2.33cm" svg:y="5.8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2.386cm" svg:y="5.5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2.33cm" svg:y="5.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3.23cm" svg:y="4.93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3.286cm" svg:y="4.60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3.23cm" svg:y="4.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2.33cm" svg:y="4.0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2.386cm" svg:y="3.7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2.33cm" svg:y="3.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</draw:page>
      <draw:page draw:name="page8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3" draw:layer="layout" svg:width="1.5cm" svg:height="1.5cm" svg:x="0.6cm" svg:y="0.6cm">
          <draw:text-box>
            <text:p text:style-name="P14"><text:span text:style-name="T1">8</text:span></text:p>
          </draw:text-box>
        </draw:frame>
        <draw:custom-shape draw:style-name="gr4" draw:text-style-name="P4" draw:layer="layout" svg:width="0.4cm" svg:height="0.4cm" svg:x="2.58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1cm" svg:y="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7" draw:layer="layout" svg:width="1.5cm" svg:height="1.5cm" svg:x="4.8cm" svg:y="0.6cm">
          <draw:text-box>
            <text:p text:style-name="P15"><text:span text:style-name="T1">8</text:span></text:p>
          </draw:text-box>
        </draw:frame>
        <draw:frame draw:style-name="gr3" draw:text-style-name="P7" draw:layer="layout" svg:width="1.5cm" svg:height="1.5cm" draw:transform="rotate (-3.13391320488102) translate (2.106cm 8.894cm)">
          <draw:text-box>
            <text:p text:style-name="P15"><text:span text:style-name="T1">8</text:span></text:p>
          </draw:text-box>
        </draw:frame>
        <draw:frame draw:style-name="gr3" draw:text-style-name="P3" draw:layer="layout" svg:width="1.5cm" svg:height="1.5cm" draw:transform="rotate (-3.13391320488102) translate (6.306cm 8.894cm)">
          <draw:text-box>
            <text:p text:style-name="P14"><text:span text:style-name="T1">8</text:span></text:p>
          </draw:text-box>
        </draw:frame>
        <draw:frame draw:style-name="gr3" draw:text-style-name="P17" draw:layer="layout" svg:width="5.7cm" svg:height="1.5cm" svg:x="0.6cm" svg:y="1.8cm">
          <draw:text-box>
            <text:p text:style-name="P16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</draw:text-box>
        </draw:frame>
        <draw:frame draw:style-name="gr3" draw:text-style-name="P17" draw:layer="layout" svg:width="5.7cm" svg:height="1.5cm" draw:transform="rotate (3.12972441467623) translate (6.291cm 7.734cm)">
          <draw:text-box>
            <text:p text:style-name="P16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</draw:text-box>
        </draw:frame>
        <draw:custom-shape draw:style-name="gr4" draw:text-style-name="P4" draw:layer="layout" svg:width="0.4cm" svg:height="0.4cm" svg:x="3.98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2cm" svg:y="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2cm" svg:y="4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2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3cm" svg:y="5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9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3" draw:layer="layout" svg:width="1.5cm" svg:height="1.5cm" svg:x="0.6cm" svg:y="0.6cm">
          <draw:text-box>
            <text:p text:style-name="P14"><text:span text:style-name="T1">9</text:span></text:p>
          </draw:text-box>
        </draw:frame>
        <draw:custom-shape draw:style-name="gr4" draw:text-style-name="P4" draw:layer="layout" svg:width="0.4cm" svg:height="0.4cm" svg:x="2.58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1cm" svg:y="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7" draw:layer="layout" svg:width="1.5cm" svg:height="1.5cm" svg:x="4.8cm" svg:y="0.6cm">
          <draw:text-box>
            <text:p text:style-name="P15"><text:span text:style-name="T1">9</text:span></text:p>
          </draw:text-box>
        </draw:frame>
        <draw:frame draw:style-name="gr3" draw:text-style-name="P7" draw:layer="layout" svg:width="1.5cm" svg:height="1.5cm" draw:transform="rotate (-3.13391320488102) translate (2.106cm 8.894cm)">
          <draw:text-box>
            <text:p text:style-name="P15"><text:span text:style-name="T1">9</text:span></text:p>
          </draw:text-box>
        </draw:frame>
        <draw:frame draw:style-name="gr3" draw:text-style-name="P3" draw:layer="layout" svg:width="1.5cm" svg:height="1.5cm" draw:transform="rotate (-3.13391320488102) translate (6.306cm 8.894cm)">
          <draw:text-box>
            <text:p text:style-name="P14"><text:span text:style-name="T1">9</text:span></text:p>
          </draw:text-box>
        </draw:frame>
        <draw:frame draw:style-name="gr3" draw:text-style-name="P17" draw:layer="layout" svg:width="5.7cm" svg:height="1.5cm" svg:x="0.6cm" svg:y="1.8cm">
          <draw:text-box>
            <text:p text:style-name="P16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</draw:text-box>
        </draw:frame>
        <draw:frame draw:style-name="gr3" draw:text-style-name="P17" draw:layer="layout" svg:width="5.7cm" svg:height="1.5cm" draw:transform="rotate (3.12972441467623) translate (6.291cm 7.734cm)">
          <draw:text-box>
            <text:p text:style-name="P16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</draw:text-box>
        </draw:frame>
        <draw:custom-shape draw:style-name="gr4" draw:text-style-name="P4" draw:layer="layout" svg:width="0.4cm" svg:height="0.4cm" svg:x="3.98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2cm" svg:y="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2cm" svg:y="4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2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3cm" svg:y="5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2cm" svg:y="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11" draw:text-style-name="P3" draw:layer="layout" svg:width="1.9cm" svg:height="2.385cm" svg:x="0.6cm" svg:y="0.6cm">
          <draw:text-box>
            <text:p text:style-name="P2"><text:span text:style-name="T1">1</text:span><text:span text:style-name="T1">0</text:span></text:p>
          </draw:text-box>
        </draw:frame>
        <draw:custom-shape draw:style-name="gr4" draw:text-style-name="P4" draw:layer="layout" svg:width="0.4cm" svg:height="0.4cm" svg:x="3.28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7" draw:layer="layout" svg:width="2cm" svg:height="2.385cm" svg:x="4.3cm" svg:y="0.6cm">
          <draw:text-box>
            <text:p text:style-name="P5"><text:span text:style-name="T2">1</text:span><text:span text:style-name="T2">0</text:span></text:p>
          </draw:text-box>
        </draw:frame>
        <draw:frame draw:style-name="gr11" draw:text-style-name="P7" draw:layer="layout" svg:width="2.102cm" svg:height="2.385cm" draw:transform="rotate (-3.13391320488102) translate (2.708cm 8.889cm)">
          <draw:text-box>
            <text:p text:style-name="P5"><text:span text:style-name="T1">1</text:span><text:span text:style-name="T1">0</text:span></text:p>
          </draw:text-box>
        </draw:frame>
        <draw:frame draw:style-name="gr11" draw:text-style-name="P3" draw:layer="layout" svg:width="2.297cm" svg:height="2.385cm" draw:transform="rotate (-3.13391320488102) translate (6.306cm 8.894cm)">
          <draw:text-box>
            <text:p text:style-name="P2"><text:span text:style-name="T1">1</text:span><text:span text:style-name="T1">0</text:span></text:p>
          </draw:text-box>
        </draw:frame>
        <draw:frame draw:style-name="gr3" draw:text-style-name="P9" draw:layer="layout" svg:width="5.7cm" svg:height="1.5cm" svg:x="0.6cm" svg:y="1.4cm">
          <draw:text-box>
            <text:p text:style-name="P8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  <text:p text:style-name="P8"><text:span text:style-name="T3">D</text:span><text:span text:style-name="T3">É</text:span><text:span text:style-name="T3">M</text:span><text:span text:style-name="T3">A</text:span><text:span text:style-name="T3">R</text:span><text:span text:style-name="T3">R</text:span><text:span text:style-name="T3">E</text:span><text:span text:style-name="T3">R</text:span></text:p>
          </draw:text-box>
        </draw:frame>
        <draw:frame draw:style-name="gr3" draw:text-style-name="P9" draw:layer="layout" svg:width="5.7cm" svg:height="1.5cm" draw:transform="rotate (3.12972441467623) translate (6.291cm 8.134cm)">
          <draw:text-box>
            <text:p text:style-name="P8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  <text:p text:style-name="P8"><text:span text:style-name="T3">D</text:span><text:span text:style-name="T3">É</text:span><text:span text:style-name="T3">M</text:span><text:span text:style-name="T3">A</text:span><text:span text:style-name="T3">R</text:span><text:span text:style-name="T3">R</text:span><text:span text:style-name="T3">E</text:span><text:span text:style-name="T3">R</text:span></text:p>
          </draw:text-box>
        </draw:frame>
        <draw:frame draw:style-name="gr5" draw:text-style-name="P11" draw:layer="layout" svg:width="1.2cm" svg:height="0.963cm" svg:x="2.88cm" svg:y="1.8cm">
          <draw:text-box>
            <text:p text:style-name="P10"><text:span text:style-name="T4">O</text:span><text:span text:style-name="T4">U</text:span></text:p>
          </draw:text-box>
        </draw:frame>
        <draw:frame draw:style-name="gr6" draw:text-style-name="P11" draw:layer="layout" svg:width="1.192cm" svg:height="0.966cm" draw:transform="rotate (3.13408773780622) translate (4.062cm 7.725cm)">
          <draw:text-box>
            <text:p text:style-name="P10"><text:span text:style-name="T4">O</text:span><text:span text:style-name="T4">U</text:span></text:p>
          </draw:text-box>
        </draw:frame>
        <draw:g>
          <draw:custom-shape draw:style-name="gr7" draw:text-style-name="P1" draw:layer="layout" svg:width="0.5cm" svg:height="0.414cm" svg:x="5.5cm" svg:y="2.0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6cm" svg:y="1.7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cm" svg:y="1.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1cm" svg:y="2.0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7cm" svg:y="1.7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1cm" svg:y="1.7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5.501cm" svg:y="7.3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7cm" svg:y="7.0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01cm" svg:y="7.0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2cm" svg:y="7.38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8cm" svg:y="7.05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2cm" svg:y="7.00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4" draw:text-style-name="P4" draw:layer="layout" svg:width="0.4cm" svg:height="0.4cm" svg:x="2.581cm" svg:y="4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2cm" svg:y="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2cm" svg:y="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3cm" svg:y="4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2cm" svg:y="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2cm" svg:y="6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3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3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4cm" svg:y="6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1" draw:style-name="dp1" draw:master-page-name="Standard">
        <draw:g>
          <draw:custom-shape draw:style-name="gr7" draw:text-style-name="P1" draw:layer="layout" svg:width="0.5cm" svg:height="0.414cm" svg:x="5.5cm" svg:y="1.9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6cm" svg:y="1.6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cm" svg:y="1.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1cm" svg:y="1.9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7cm" svg:y="1.6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1cm" svg:y="1.6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5.501cm" svg:y="7.4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7cm" svg:y="7.1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01cm" svg:y="7.1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2cm" svg:y="7.48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8cm" svg:y="7.15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2cm" svg:y="7.10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17" draw:layer="layout" svg:width="5.7cm" svg:height="1.5cm" svg:x="0.6cm" svg:y="2.1cm">
          <draw:text-box>
            <text:p text:style-name="P16"><text:span text:style-name="T3">P</text:span><text:span text:style-name="T3">E</text:span><text:span text:style-name="T3">R</text:span><text:span text:style-name="T3">M</text:span><text:span text:style-name="T3">U</text:span><text:span text:style-name="T3">T</text:span><text:span text:style-name="T3">E</text:span><text:span text:style-name="T3">R</text:span></text:p>
          </draw:text-box>
        </draw:frame>
        <draw:frame draw:style-name="gr3" draw:text-style-name="P17" draw:layer="layout" svg:width="5.7cm" svg:height="1.5cm" draw:transform="rotate (3.12972441467623) translate (6.291cm 7.434cm)">
          <draw:text-box>
            <text:p text:style-name="P16"><text:span text:style-name="T3">P</text:span><text:span text:style-name="T3">E</text:span><text:span text:style-name="T3">R</text:span><text:span text:style-name="T3">M</text:span><text:span text:style-name="T3">U</text:span><text:span text:style-name="T3">T</text:span><text:span text:style-name="T3">E</text:span><text:span text:style-name="T3">R</text:span></text:p>
          </draw:text-box>
        </draw:frame>
        <draw:g>
          <draw:custom-shape draw:style-name="gr7" draw:text-style-name="P1" draw:layer="layout" svg:width="0.5cm" svg:height="0.414cm" svg:x="1.602cm" svg:y="1.18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1.658cm" svg:y="0.85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1.602cm" svg:y="0.80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4.801cm" svg:y="1.1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4.857cm" svg:y="0.8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4.801cm" svg:y="0.8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1.603cm" svg:y="8.289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1.659cm" svg:y="7.95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1.603cm" svg:y="7.90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4.802cm" svg:y="8.28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4.858cm" svg:y="7.95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4.802cm" svg:y="7.90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15" draw:text-style-name="P4" draw:layer="layout" svg:width="1.5cm" svg:height="1.086cm" svg:x="1.83cm" svg:y="5.61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6" draw:text-style-name="P4" draw:layer="layout" svg:width="1.165cm" svg:height="1.087cm" svg:x="1.998cm" svg:y="4.74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5" draw:text-style-name="P4" draw:layer="layout" svg:width="1.5cm" svg:height="1.086cm" svg:x="1.83cm" svg:y="4.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15" draw:text-style-name="P4" draw:layer="layout" svg:width="1.5cm" svg:height="1.086cm" svg:x="3.631cm" svg:y="3.81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6" draw:text-style-name="P4" draw:layer="layout" svg:width="1.165cm" svg:height="1.087cm" svg:x="3.799cm" svg:y="2.94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5" draw:text-style-name="P4" draw:layer="layout" svg:width="1.5cm" svg:height="1.086cm" svg:x="3.631cm" svg:y="2.8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17" draw:text-style-name="P18" draw:layer="layout" svg:width="1.5cm" svg:height="1.4cm" draw:transform="rotate (1.48632239099837) translate (2.319cm 5.039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18" draw:layer="layout" svg:width="1.5cm" svg:height="1.4cm" draw:transform="rotate (-1.61582582149635) translate (4.613cm 4.433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8" draw:text-style-name="P18" draw:layer="layout" svg:width="0.628cm" svg:height="0.638cm" draw:transform="rotate (-1.61582582149635) translate (5.9cm 7.729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8" draw:text-style-name="P18" draw:layer="layout" svg:width="0.628cm" svg:height="0.638cm" draw:transform="rotate (0.0176278254451426) translate (5.148cm 1.061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8" draw:text-style-name="P18" draw:layer="layout" svg:width="0.628cm" svg:height="0.638cm" draw:transform="rotate (-3.07090681888402) translate (1.702cm 8.471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8" draw:text-style-name="P18" draw:layer="layout" svg:width="0.628cm" svg:height="0.638cm" draw:transform="rotate (1.58022110475567) translate (1.088cm 1.788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  <draw:page draw:name="page12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11" draw:text-style-name="P3" draw:layer="layout" svg:width="2.2cm" svg:height="2.385cm" svg:x="0.6cm" svg:y="0.6cm">
          <draw:text-box>
            <text:p text:style-name="P14"><text:span text:style-name="T1">1</text:span><text:span text:style-name="T1">2</text:span></text:p>
          </draw:text-box>
        </draw:frame>
        <draw:custom-shape draw:style-name="gr4" draw:text-style-name="P4" draw:layer="layout" svg:width="0.4cm" svg:height="0.4cm" svg:x="2.58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1cm" svg:y="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7" draw:layer="layout" svg:width="2cm" svg:height="2.385cm" svg:x="4.3cm" svg:y="0.6cm">
          <draw:text-box>
            <text:p text:style-name="P15"><text:span text:style-name="T1">1</text:span><text:span text:style-name="T1">2</text:span></text:p>
          </draw:text-box>
        </draw:frame>
        <draw:frame draw:style-name="gr11" draw:text-style-name="P7" draw:layer="layout" svg:width="2.102cm" svg:height="2.385cm" draw:transform="rotate (-3.13391320488102) translate (2.708cm 8.889cm)">
          <draw:text-box>
            <text:p text:style-name="P15"><text:span text:style-name="T1">1</text:span><text:span text:style-name="T1">2</text:span></text:p>
          </draw:text-box>
        </draw:frame>
        <draw:frame draw:style-name="gr11" draw:text-style-name="P3" draw:layer="layout" svg:width="2.097cm" svg:height="2.385cm" draw:transform="rotate (-3.13391320488102) translate (6.306cm 8.894cm)">
          <draw:text-box>
            <text:p text:style-name="P14"><text:span text:style-name="T1">1</text:span><text:span text:style-name="T1">2</text:span></text:p>
          </draw:text-box>
        </draw:frame>
        <draw:frame draw:style-name="gr3" draw:text-style-name="P17" draw:layer="layout" svg:width="5.7cm" svg:height="1.5cm" svg:x="0.6cm" svg:y="1.8cm">
          <draw:text-box>
            <text:p text:style-name="P16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</draw:text-box>
        </draw:frame>
        <draw:frame draw:style-name="gr3" draw:text-style-name="P17" draw:layer="layout" svg:width="5.7cm" svg:height="1.5cm" draw:transform="rotate (3.12972441467623) translate (6.291cm 7.734cm)">
          <draw:text-box>
            <text:p text:style-name="P16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</draw:text-box>
        </draw:frame>
        <draw:custom-shape draw:style-name="gr4" draw:text-style-name="P4" draw:layer="layout" svg:width="0.4cm" svg:height="0.4cm" svg:x="3.98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2cm" svg:y="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2cm" svg:y="4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2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3cm" svg:y="5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2cm" svg:y="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2cm" svg:y="4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2cm" svg:y="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3cm" svg:y="5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3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20" draw:layer="layout" svg:width="1.5cm" svg:height="1.5cm" svg:x="0.6cm" svg:y="0.6cm">
          <draw:text-box>
            <text:p text:style-name="P19"><text:span text:style-name="T7">1</text:span></text:p>
          </draw:text-box>
        </draw:frame>
        <draw:custom-shape draw:style-name="gr4" draw:text-style-name="P4" draw:layer="layout" svg:width="0.4cm" svg:height="0.4cm" svg:x="3.28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2" draw:layer="layout" svg:width="1.5cm" svg:height="1.5cm" svg:x="4.8cm" svg:y="0.6cm">
          <draw:text-box>
            <text:p text:style-name="P21"><text:span text:style-name="T8">1</text:span></text:p>
          </draw:text-box>
        </draw:frame>
        <draw:frame draw:style-name="gr3" draw:text-style-name="P23" draw:layer="layout" svg:width="1.5cm" svg:height="1.5cm" draw:transform="rotate (-3.13391320488102) translate (2.106cm 8.894cm)">
          <draw:text-box>
            <text:p text:style-name="P21"><text:span text:style-name="T7">1</text:span></text:p>
          </draw:text-box>
        </draw:frame>
        <draw:frame draw:style-name="gr3" draw:text-style-name="P20" draw:layer="layout" svg:width="1.5cm" svg:height="1.5cm" draw:transform="rotate (-3.13391320488102) translate (6.306cm 8.894cm)">
          <draw:text-box>
            <text:p text:style-name="P19"><text:span text:style-name="T7">1</text:span></text:p>
          </draw:text-box>
        </draw:frame>
        <draw:frame draw:style-name="gr3" draw:text-style-name="P9" draw:layer="layout" svg:width="5.7cm" svg:height="1.5cm" svg:x="0.6cm" svg:y="1.4cm">
          <draw:text-box>
            <text:p text:style-name="P8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  <text:p text:style-name="P8"><text:span text:style-name="T3">D</text:span><text:span text:style-name="T3">É</text:span><text:span text:style-name="T3">M</text:span><text:span text:style-name="T3">A</text:span><text:span text:style-name="T3">R</text:span><text:span text:style-name="T3">R</text:span><text:span text:style-name="T3">E</text:span><text:span text:style-name="T3">R</text:span></text:p>
          </draw:text-box>
        </draw:frame>
        <draw:frame draw:style-name="gr19" draw:text-style-name="P9" draw:layer="layout" svg:width="5.697cm" svg:height="1.51cm" draw:transform="rotate (3.13146974392823) translate (6.288cm 8.134cm)">
          <draw:text-box>
            <text:p text:style-name="P8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  <text:p text:style-name="P8"><text:span text:style-name="T3">D</text:span><text:span text:style-name="T3">É</text:span><text:span text:style-name="T3">M</text:span><text:span text:style-name="T3">A</text:span><text:span text:style-name="T3">R</text:span><text:span text:style-name="T3">R</text:span><text:span text:style-name="T3">E</text:span><text:span text:style-name="T3">R</text:span></text:p>
          </draw:text-box>
        </draw:frame>
        <draw:frame draw:style-name="gr5" draw:text-style-name="P11" draw:layer="layout" svg:width="1.2cm" svg:height="0.963cm" svg:x="2.88cm" svg:y="1.8cm">
          <draw:text-box>
            <text:p text:style-name="P10"><text:span text:style-name="T4">O</text:span><text:span text:style-name="T4">U</text:span></text:p>
          </draw:text-box>
        </draw:frame>
        <draw:frame draw:style-name="gr6" draw:text-style-name="P11" draw:layer="layout" svg:width="1.192cm" svg:height="0.966cm" draw:transform="rotate (3.13408773780622) translate (4.062cm 7.725cm)">
          <draw:text-box>
            <text:p text:style-name="P10"><text:span text:style-name="T4">O</text:span><text:span text:style-name="T4">U</text:span></text:p>
          </draw:text-box>
        </draw:frame>
        <draw:g>
          <draw:custom-shape draw:style-name="gr7" draw:text-style-name="P1" draw:layer="layout" svg:width="0.5cm" svg:height="0.414cm" svg:x="5.5cm" svg:y="2.0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6cm" svg:y="1.7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cm" svg:y="1.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1cm" svg:y="2.0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7cm" svg:y="1.7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1cm" svg:y="1.7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5.501cm" svg:y="7.3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7cm" svg:y="7.0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01cm" svg:y="7.0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2cm" svg:y="7.38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8cm" svg:y="7.05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2cm" svg:y="7.00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</draw:page>
      <draw:page draw:name="page14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20" draw:layer="layout" svg:width="1.5cm" svg:height="1.5cm" svg:x="0.6cm" svg:y="0.6cm">
          <draw:text-box>
            <text:p text:style-name="P19"><text:span text:style-name="T7">2</text:span></text:p>
          </draw:text-box>
        </draw:frame>
        <draw:custom-shape draw:style-name="gr4" draw:text-style-name="P4" draw:layer="layout" svg:width="0.4cm" svg:height="0.4cm" svg:x="3.28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3" draw:layer="layout" svg:width="1.5cm" svg:height="1.5cm" svg:x="4.8cm" svg:y="0.6cm">
          <draw:text-box>
            <text:p text:style-name="P21"><text:span text:style-name="T7">2</text:span></text:p>
          </draw:text-box>
        </draw:frame>
        <draw:frame draw:style-name="gr3" draw:text-style-name="P23" draw:layer="layout" svg:width="1.5cm" svg:height="1.5cm" draw:transform="rotate (-3.13391320488102) translate (2.106cm 8.894cm)">
          <draw:text-box>
            <text:p text:style-name="P21"><text:span text:style-name="T7">2</text:span></text:p>
          </draw:text-box>
        </draw:frame>
        <draw:frame draw:style-name="gr3" draw:text-style-name="P20" draw:layer="layout" svg:width="1.5cm" svg:height="1.5cm" draw:transform="rotate (-3.13391320488102) translate (6.306cm 8.894cm)">
          <draw:text-box>
            <text:p text:style-name="P19"><text:span text:style-name="T7">2</text:span></text:p>
          </draw:text-box>
        </draw:frame>
        <draw:frame draw:style-name="gr3" draw:text-style-name="P13" draw:layer="layout" svg:width="5.7cm" svg:height="1.5cm" svg:x="0.6cm" svg:y="1.8cm">
          <draw:text-box>
            <text:p text:style-name="P12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</draw:text-box>
        </draw:frame>
        <draw:frame draw:style-name="gr3" draw:text-style-name="P13" draw:layer="layout" svg:width="5.7cm" svg:height="1.5cm" draw:transform="rotate (3.12972441467623) translate (6.291cm 7.734cm)">
          <draw:text-box>
            <text:p text:style-name="P12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</draw:text-box>
        </draw:frame>
      </draw:page>
      <draw:page draw:name="page15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20" draw:layer="layout" svg:width="1.5cm" svg:height="1.5cm" svg:x="0.6cm" svg:y="0.6cm">
          <draw:text-box>
            <text:p text:style-name="P19"><text:span text:style-name="T7">3</text:span></text:p>
          </draw:text-box>
        </draw:frame>
        <draw:custom-shape draw:style-name="gr4" draw:text-style-name="P4" draw:layer="layout" svg:width="0.4cm" svg:height="0.4cm" svg:x="2.58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3" draw:layer="layout" svg:width="1.5cm" svg:height="1.5cm" svg:x="4.8cm" svg:y="0.6cm">
          <draw:text-box>
            <text:p text:style-name="P21"><text:span text:style-name="T7">3</text:span></text:p>
          </draw:text-box>
        </draw:frame>
        <draw:frame draw:style-name="gr3" draw:text-style-name="P23" draw:layer="layout" svg:width="1.5cm" svg:height="1.5cm" draw:transform="rotate (-3.13391320488102) translate (2.106cm 8.894cm)">
          <draw:text-box>
            <text:p text:style-name="P21"><text:span text:style-name="T7">3</text:span></text:p>
          </draw:text-box>
        </draw:frame>
        <draw:frame draw:style-name="gr3" draw:text-style-name="P20" draw:layer="layout" svg:width="1.5cm" svg:height="1.5cm" draw:transform="rotate (-3.13391320488102) translate (6.306cm 8.894cm)">
          <draw:text-box>
            <text:p text:style-name="P19"><text:span text:style-name="T7">3</text:span></text:p>
          </draw:text-box>
        </draw:frame>
        <draw:frame draw:style-name="gr3" draw:text-style-name="P13" draw:layer="layout" svg:width="5.7cm" svg:height="1.5cm" svg:x="0.6cm" svg:y="1.8cm">
          <draw:text-box>
            <text:p text:style-name="P12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</draw:text-box>
        </draw:frame>
        <draw:frame draw:style-name="gr3" draw:text-style-name="P13" draw:layer="layout" svg:width="5.7cm" svg:height="1.5cm" draw:transform="rotate (3.12972441467623) translate (6.291cm 7.734cm)">
          <draw:text-box>
            <text:p text:style-name="P12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</draw:text-box>
        </draw:frame>
        <draw:custom-shape draw:style-name="gr4" draw:text-style-name="P4" draw:layer="layout" svg:width="0.4cm" svg:height="0.4cm" svg:x="3.28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6" draw:style-name="dp1" draw:master-page-name="Standard">
        <draw:g>
          <draw:custom-shape draw:style-name="gr9" draw:text-style-name="P4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0" draw:text-style-name="P4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9" draw:text-style-name="P4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11" draw:text-style-name="P20" draw:layer="layout" svg:width="2cm" svg:height="2.385cm" svg:x="0.6cm" svg:y="0.6cm">
          <draw:text-box>
            <text:p text:style-name="P19"><text:span text:style-name="T7">-</text:span><text:span text:style-name="T7">4</text:span></text:p>
          </draw:text-box>
        </draw:frame>
        <draw:custom-shape draw:style-name="gr12" draw:text-style-name="P1" draw:layer="layout" svg:width="0.4cm" svg:height="0.4cm" svg:x="2.58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4cm" svg:x="3.98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3" draw:layer="layout" svg:width="2.5cm" svg:height="1.5cm" svg:x="3.8cm" svg:y="0.6cm">
          <draw:text-box>
            <text:p text:style-name="P21"><text:span text:style-name="T7">-</text:span><text:span text:style-name="T7">4</text:span></text:p>
          </draw:text-box>
        </draw:frame>
        <draw:frame draw:style-name="gr11" draw:text-style-name="P23" draw:layer="layout" svg:width="2.503cm" svg:height="2.385cm" draw:transform="rotate (-3.13391320488102) translate (3.109cm 8.886cm)">
          <draw:text-box>
            <text:p text:style-name="P21"><text:span text:style-name="T7">-</text:span><text:span text:style-name="T7">4</text:span></text:p>
          </draw:text-box>
        </draw:frame>
        <draw:frame draw:style-name="gr11" draw:text-style-name="P20" draw:layer="layout" svg:width="2.497cm" svg:height="2.385cm" draw:transform="rotate (-3.13391320488102) translate (6.306cm 8.894cm)">
          <draw:text-box>
            <text:p text:style-name="P19"><text:span text:style-name="T7">-</text:span><text:span text:style-name="T7">4</text:span></text:p>
          </draw:text-box>
        </draw:frame>
        <draw:frame draw:style-name="gr3" draw:text-style-name="P13" draw:layer="layout" svg:width="5.7cm" svg:height="1.5cm" svg:x="0.6cm" svg:y="1.8cm">
          <draw:text-box>
            <text:p text:style-name="P12"><text:span text:style-name="T3">R</text:span><text:span text:style-name="T3">E</text:span><text:span text:style-name="T3">C</text:span><text:span text:style-name="T3">U</text:span><text:span text:style-name="T3">L</text:span><text:span text:style-name="T3">E</text:span><text:span text:style-name="T3">R</text:span></text:p>
          </draw:text-box>
        </draw:frame>
        <draw:frame draw:style-name="gr3" draw:text-style-name="P13" draw:layer="layout" svg:width="5.7cm" svg:height="1.5cm" draw:transform="rotate (3.12972441467623) translate (6.291cm 7.734cm)">
          <draw:text-box>
            <text:p text:style-name="P12"><text:span text:style-name="T3">R</text:span><text:span text:style-name="T3">E</text:span><text:span text:style-name="T3">C</text:span><text:span text:style-name="T3">U</text:span><text:span text:style-name="T3">L</text:span><text:span text:style-name="T3">E</text:span><text:span text:style-name="T3">R</text:span></text:p>
          </draw:text-box>
        </draw:frame>
        <draw:custom-shape draw:style-name="gr12" draw:text-style-name="P1" draw:layer="layout" svg:width="0.4cm" svg:height="0.4cm" svg:x="2.582cm" svg:y="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4cm" svg:x="3.98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7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20" draw:layer="layout" svg:width="1.5cm" svg:height="1.5cm" svg:x="0.6cm" svg:y="0.6cm">
          <draw:text-box>
            <text:p text:style-name="P19"><text:span text:style-name="T7">5</text:span></text:p>
          </draw:text-box>
        </draw:frame>
        <draw:custom-shape draw:style-name="gr4" draw:text-style-name="P4" draw:layer="layout" svg:width="0.4cm" svg:height="0.4cm" svg:x="2.58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3" draw:layer="layout" svg:width="1.5cm" svg:height="1.5cm" svg:x="4.8cm" svg:y="0.6cm">
          <draw:text-box>
            <text:p text:style-name="P21"><text:span text:style-name="T7">5</text:span></text:p>
          </draw:text-box>
        </draw:frame>
        <draw:frame draw:style-name="gr3" draw:text-style-name="P23" draw:layer="layout" svg:width="1.5cm" svg:height="1.5cm" draw:transform="rotate (-3.13391320488102) translate (2.106cm 8.894cm)">
          <draw:text-box>
            <text:p text:style-name="P21"><text:span text:style-name="T7">5</text:span></text:p>
          </draw:text-box>
        </draw:frame>
        <draw:frame draw:style-name="gr3" draw:text-style-name="P20" draw:layer="layout" svg:width="1.5cm" svg:height="1.5cm" draw:transform="rotate (-3.13391320488102) translate (6.306cm 8.894cm)">
          <draw:text-box>
            <text:p text:style-name="P19"><text:span text:style-name="T7">5</text:span></text:p>
          </draw:text-box>
        </draw:frame>
        <draw:frame draw:style-name="gr3" draw:text-style-name="P13" draw:layer="layout" svg:width="5.7cm" svg:height="1.5cm" svg:x="0.6cm" svg:y="1.8cm">
          <draw:text-box>
            <text:p text:style-name="P12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</draw:text-box>
        </draw:frame>
        <draw:frame draw:style-name="gr3" draw:text-style-name="P13" draw:layer="layout" svg:width="5.7cm" svg:height="1.5cm" draw:transform="rotate (3.12972441467623) translate (6.291cm 7.734cm)">
          <draw:text-box>
            <text:p text:style-name="P12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</draw:text-box>
        </draw:frame>
        <draw:custom-shape draw:style-name="gr4" draw:text-style-name="P4" draw:layer="layout" svg:width="0.4cm" svg:height="0.4cm" svg:x="3.28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2cm" svg:y="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8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20" draw:layer="layout" svg:width="1.5cm" svg:height="1.5cm" svg:x="0.6cm" svg:y="0.6cm">
          <draw:text-box>
            <text:p text:style-name="P24"><text:span text:style-name="T7">6</text:span></text:p>
          </draw:text-box>
        </draw:frame>
        <draw:custom-shape draw:style-name="gr4" draw:text-style-name="P4" draw:layer="layout" svg:width="0.4cm" svg:height="0.4cm" svg:x="2.58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3" draw:layer="layout" svg:width="1.5cm" svg:height="1.5cm" svg:x="4.8cm" svg:y="0.6cm">
          <draw:text-box>
            <text:p text:style-name="P25"><text:span text:style-name="T7">6</text:span></text:p>
          </draw:text-box>
        </draw:frame>
        <draw:frame draw:style-name="gr3" draw:text-style-name="P23" draw:layer="layout" svg:width="1.5cm" svg:height="1.5cm" draw:transform="rotate (-3.13391320488102) translate (2.106cm 8.894cm)">
          <draw:text-box>
            <text:p text:style-name="P25"><text:span text:style-name="T7">6</text:span></text:p>
          </draw:text-box>
        </draw:frame>
        <draw:frame draw:style-name="gr3" draw:text-style-name="P20" draw:layer="layout" svg:width="1.5cm" svg:height="1.5cm" draw:transform="rotate (-3.13391320488102) translate (6.306cm 8.894cm)">
          <draw:text-box>
            <text:p text:style-name="P24"><text:span text:style-name="T7">6</text:span></text:p>
          </draw:text-box>
        </draw:frame>
        <draw:frame draw:style-name="gr3" draw:text-style-name="P17" draw:layer="layout" svg:width="5.7cm" svg:height="1.5cm" svg:x="0.6cm" svg:y="1.8cm">
          <draw:text-box>
            <text:p text:style-name="P16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</draw:text-box>
        </draw:frame>
        <draw:frame draw:style-name="gr3" draw:text-style-name="P17" draw:layer="layout" svg:width="5.7cm" svg:height="1.5cm" draw:transform="rotate (3.12972441467623) translate (6.291cm 7.734cm)">
          <draw:text-box>
            <text:p text:style-name="P16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</draw:text-box>
        </draw:frame>
        <draw:custom-shape draw:style-name="gr4" draw:text-style-name="P4" draw:layer="layout" svg:width="0.4cm" svg:height="0.4cm" svg:x="3.98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2cm" svg:y="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2cm" svg:y="3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3cm" svg:y="5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9" draw:style-name="dp1" draw:master-page-name="Standard">
        <draw:g>
          <draw:custom-shape draw:style-name="gr9" draw:text-style-name="P4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0" draw:text-style-name="P4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9" draw:text-style-name="P4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13" draw:text-style-name="P20" draw:layer="layout" svg:width="2.4cm" svg:height="3.452cm" svg:x="0.6cm" svg:y="0.6cm">
          <draw:text-box>
            <text:p text:style-name="P19"><text:span text:style-name="T7">7</text:span><text:span text:style-name="T9">x</text:span><text:span text:style-name="T10">1</text:span></text:p>
          </draw:text-box>
        </draw:frame>
        <draw:frame draw:style-name="gr14" draw:text-style-name="P23" draw:layer="layout" svg:width="2.3cm" svg:height="2.139cm" svg:x="4cm" svg:y="0.6cm">
          <draw:text-box>
            <text:p text:style-name="P21"><text:span text:style-name="T7">7</text:span><text:span text:style-name="T9">x</text:span><text:span text:style-name="T10">1</text:span></text:p>
          </draw:text-box>
        </draw:frame>
        <draw:frame draw:style-name="gr14" draw:text-style-name="P23" draw:layer="layout" svg:width="3.202cm" svg:height="2.139cm" draw:transform="rotate (-3.13391320488102) translate (3.808cm 8.881cm)">
          <draw:text-box>
            <text:p text:style-name="P21"><text:span text:style-name="T7">7</text:span><text:span text:style-name="T9">x</text:span><text:span text:style-name="T10">1</text:span></text:p>
          </draw:text-box>
        </draw:frame>
        <draw:frame draw:style-name="gr14" draw:text-style-name="P20" draw:layer="layout" svg:width="2.398cm" svg:height="2.139cm" draw:transform="rotate (-3.13391320488102) translate (6.306cm 8.894cm)">
          <draw:text-box>
            <text:p text:style-name="P19"><text:span text:style-name="T7">7</text:span><text:span text:style-name="T9">x</text:span><text:span text:style-name="T10">1</text:span></text:p>
          </draw:text-box>
        </draw:frame>
        <draw:frame draw:style-name="gr3" draw:text-style-name="P13" draw:layer="layout" svg:width="5.7cm" svg:height="1.5cm" svg:x="0.6cm" svg:y="1.8cm">
          <draw:text-box>
            <text:p text:style-name="P12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</draw:text-box>
        </draw:frame>
        <draw:frame draw:style-name="gr3" draw:text-style-name="P13" draw:layer="layout" svg:width="5.7cm" svg:height="1.5cm" draw:transform="rotate (3.12972441467623) translate (6.291cm 7.734cm)">
          <draw:text-box>
            <text:p text:style-name="P12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</draw:text-box>
        </draw:frame>
        <draw:g>
          <draw:custom-shape draw:style-name="gr7" draw:text-style-name="P1" draw:layer="layout" svg:width="0.5cm" svg:height="0.414cm" svg:x="3.23cm" svg:y="3.8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3.286cm" svg:y="3.5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3.23cm" svg:y="3.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4.13cm" svg:y="4.0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4.186cm" svg:y="3.7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4.13cm" svg:y="3.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4.13cm" svg:y="5.8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4.186cm" svg:y="5.5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4.13cm" svg:y="5.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3.23cm" svg:y="6.1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3.286cm" svg:y="5.8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3.23cm" svg:y="5.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2.33cm" svg:y="5.8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2.386cm" svg:y="5.5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2.33cm" svg:y="5.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3.23cm" svg:y="4.93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3.286cm" svg:y="4.60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3.23cm" svg:y="4.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2.33cm" svg:y="4.0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2.386cm" svg:y="3.7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2.33cm" svg:y="3.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</draw:page>
      <draw:page draw:name="page20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20" draw:layer="layout" svg:width="1.5cm" svg:height="1.5cm" svg:x="0.6cm" svg:y="0.6cm">
          <draw:text-box>
            <text:p text:style-name="P24"><text:span text:style-name="T7">8</text:span></text:p>
          </draw:text-box>
        </draw:frame>
        <draw:custom-shape draw:style-name="gr4" draw:text-style-name="P4" draw:layer="layout" svg:width="0.4cm" svg:height="0.4cm" svg:x="2.58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1cm" svg:y="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3" draw:layer="layout" svg:width="1.5cm" svg:height="1.5cm" svg:x="4.8cm" svg:y="0.6cm">
          <draw:text-box>
            <text:p text:style-name="P25"><text:span text:style-name="T7">8</text:span></text:p>
          </draw:text-box>
        </draw:frame>
        <draw:frame draw:style-name="gr3" draw:text-style-name="P23" draw:layer="layout" svg:width="1.5cm" svg:height="1.5cm" draw:transform="rotate (-3.13391320488102) translate (2.106cm 8.894cm)">
          <draw:text-box>
            <text:p text:style-name="P25"><text:span text:style-name="T7">8</text:span></text:p>
          </draw:text-box>
        </draw:frame>
        <draw:frame draw:style-name="gr3" draw:text-style-name="P20" draw:layer="layout" svg:width="1.5cm" svg:height="1.5cm" draw:transform="rotate (-3.13391320488102) translate (6.306cm 8.894cm)">
          <draw:text-box>
            <text:p text:style-name="P24"><text:span text:style-name="T7">8</text:span></text:p>
          </draw:text-box>
        </draw:frame>
        <draw:frame draw:style-name="gr3" draw:text-style-name="P17" draw:layer="layout" svg:width="5.7cm" svg:height="1.5cm" svg:x="0.6cm" svg:y="1.8cm">
          <draw:text-box>
            <text:p text:style-name="P16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</draw:text-box>
        </draw:frame>
        <draw:frame draw:style-name="gr3" draw:text-style-name="P17" draw:layer="layout" svg:width="5.7cm" svg:height="1.5cm" draw:transform="rotate (3.12972441467623) translate (6.291cm 7.734cm)">
          <draw:text-box>
            <text:p text:style-name="P16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</draw:text-box>
        </draw:frame>
        <draw:custom-shape draw:style-name="gr4" draw:text-style-name="P4" draw:layer="layout" svg:width="0.4cm" svg:height="0.4cm" svg:x="3.98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2cm" svg:y="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2cm" svg:y="4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2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3cm" svg:y="5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1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20" draw:layer="layout" svg:width="1.5cm" svg:height="1.5cm" svg:x="0.6cm" svg:y="0.6cm">
          <draw:text-box>
            <text:p text:style-name="P24"><text:span text:style-name="T7">9</text:span></text:p>
          </draw:text-box>
        </draw:frame>
        <draw:custom-shape draw:style-name="gr4" draw:text-style-name="P4" draw:layer="layout" svg:width="0.4cm" svg:height="0.4cm" svg:x="2.58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1cm" svg:y="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3" draw:layer="layout" svg:width="1.5cm" svg:height="1.5cm" svg:x="4.8cm" svg:y="0.6cm">
          <draw:text-box>
            <text:p text:style-name="P25"><text:span text:style-name="T7">9</text:span></text:p>
          </draw:text-box>
        </draw:frame>
        <draw:frame draw:style-name="gr3" draw:text-style-name="P23" draw:layer="layout" svg:width="1.5cm" svg:height="1.5cm" draw:transform="rotate (-3.13391320488102) translate (2.106cm 8.894cm)">
          <draw:text-box>
            <text:p text:style-name="P25"><text:span text:style-name="T7">9</text:span></text:p>
          </draw:text-box>
        </draw:frame>
        <draw:frame draw:style-name="gr3" draw:text-style-name="P20" draw:layer="layout" svg:width="1.5cm" svg:height="1.5cm" draw:transform="rotate (-3.13391320488102) translate (6.306cm 8.894cm)">
          <draw:text-box>
            <text:p text:style-name="P24"><text:span text:style-name="T7">9</text:span></text:p>
          </draw:text-box>
        </draw:frame>
        <draw:frame draw:style-name="gr3" draw:text-style-name="P17" draw:layer="layout" svg:width="5.7cm" svg:height="1.5cm" svg:x="0.6cm" svg:y="1.8cm">
          <draw:text-box>
            <text:p text:style-name="P16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</draw:text-box>
        </draw:frame>
        <draw:frame draw:style-name="gr3" draw:text-style-name="P17" draw:layer="layout" svg:width="5.7cm" svg:height="1.5cm" draw:transform="rotate (3.12972441467623) translate (6.291cm 7.734cm)">
          <draw:text-box>
            <text:p text:style-name="P16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</draw:text-box>
        </draw:frame>
        <draw:custom-shape draw:style-name="gr4" draw:text-style-name="P4" draw:layer="layout" svg:width="0.4cm" svg:height="0.4cm" svg:x="3.98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2cm" svg:y="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2cm" svg:y="4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2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3cm" svg:y="5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2cm" svg:y="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2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11" draw:text-style-name="P20" draw:layer="layout" svg:width="1.9cm" svg:height="2.385cm" svg:x="0.6cm" svg:y="0.6cm">
          <draw:text-box>
            <text:p text:style-name="P19"><text:span text:style-name="T7">1</text:span><text:span text:style-name="T7">0</text:span></text:p>
          </draw:text-box>
        </draw:frame>
        <draw:custom-shape draw:style-name="gr4" draw:text-style-name="P4" draw:layer="layout" svg:width="0.4cm" svg:height="0.4cm" svg:x="3.28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3" draw:layer="layout" svg:width="2cm" svg:height="2.385cm" svg:x="4.3cm" svg:y="0.6cm">
          <draw:text-box>
            <text:p text:style-name="P21"><text:span text:style-name="T11">1</text:span><text:span text:style-name="T11">0</text:span></text:p>
          </draw:text-box>
        </draw:frame>
        <draw:frame draw:style-name="gr11" draw:text-style-name="P23" draw:layer="layout" svg:width="2.102cm" svg:height="2.385cm" draw:transform="rotate (-3.13391320488102) translate (2.708cm 8.889cm)">
          <draw:text-box>
            <text:p text:style-name="P21"><text:span text:style-name="T7">1</text:span><text:span text:style-name="T7">0</text:span></text:p>
          </draw:text-box>
        </draw:frame>
        <draw:frame draw:style-name="gr11" draw:text-style-name="P20" draw:layer="layout" svg:width="2.297cm" svg:height="2.385cm" draw:transform="rotate (-3.13391320488102) translate (6.306cm 8.894cm)">
          <draw:text-box>
            <text:p text:style-name="P19"><text:span text:style-name="T7">1</text:span><text:span text:style-name="T7">0</text:span></text:p>
          </draw:text-box>
        </draw:frame>
        <draw:frame draw:style-name="gr3" draw:text-style-name="P9" draw:layer="layout" svg:width="5.7cm" svg:height="1.5cm" svg:x="0.6cm" svg:y="1.4cm">
          <draw:text-box>
            <text:p text:style-name="P8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  <text:p text:style-name="P8"><text:span text:style-name="T3">D</text:span><text:span text:style-name="T3">É</text:span><text:span text:style-name="T3">M</text:span><text:span text:style-name="T3">A</text:span><text:span text:style-name="T3">R</text:span><text:span text:style-name="T3">R</text:span><text:span text:style-name="T3">E</text:span><text:span text:style-name="T3">R</text:span></text:p>
          </draw:text-box>
        </draw:frame>
        <draw:frame draw:style-name="gr19" draw:text-style-name="P9" draw:layer="layout" svg:width="5.697cm" svg:height="1.51cm" draw:transform="rotate (3.13146974392823) translate (6.288cm 8.134cm)">
          <draw:text-box>
            <text:p text:style-name="P8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  <text:p text:style-name="P8"><text:span text:style-name="T3">D</text:span><text:span text:style-name="T3">É</text:span><text:span text:style-name="T3">M</text:span><text:span text:style-name="T3">A</text:span><text:span text:style-name="T3">R</text:span><text:span text:style-name="T3">R</text:span><text:span text:style-name="T3">E</text:span><text:span text:style-name="T3">R</text:span></text:p>
          </draw:text-box>
        </draw:frame>
        <draw:frame draw:style-name="gr5" draw:text-style-name="P11" draw:layer="layout" svg:width="1.2cm" svg:height="0.963cm" svg:x="2.88cm" svg:y="1.8cm">
          <draw:text-box>
            <text:p text:style-name="P10"><text:span text:style-name="T4">O</text:span><text:span text:style-name="T4">U</text:span></text:p>
          </draw:text-box>
        </draw:frame>
        <draw:frame draw:style-name="gr6" draw:text-style-name="P11" draw:layer="layout" svg:width="1.192cm" svg:height="0.966cm" draw:transform="rotate (3.13408773780622) translate (4.062cm 7.725cm)">
          <draw:text-box>
            <text:p text:style-name="P10"><text:span text:style-name="T4">O</text:span><text:span text:style-name="T4">U</text:span></text:p>
          </draw:text-box>
        </draw:frame>
        <draw:g>
          <draw:custom-shape draw:style-name="gr7" draw:text-style-name="P1" draw:layer="layout" svg:width="0.5cm" svg:height="0.414cm" svg:x="5.5cm" svg:y="2.0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6cm" svg:y="1.7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cm" svg:y="1.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1cm" svg:y="2.0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7cm" svg:y="1.7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1cm" svg:y="1.7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5.501cm" svg:y="7.3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7cm" svg:y="7.0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01cm" svg:y="7.0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2cm" svg:y="7.38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8cm" svg:y="7.05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2cm" svg:y="7.00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4" draw:text-style-name="P4" draw:layer="layout" svg:width="0.4cm" svg:height="0.4cm" svg:x="2.581cm" svg:y="4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2cm" svg:y="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2cm" svg:y="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3cm" svg:y="4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2cm" svg:y="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2cm" svg:y="6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3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3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4cm" svg:y="6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3" draw:style-name="dp1" draw:master-page-name="Standard">
        <draw:g>
          <draw:custom-shape draw:style-name="gr7" draw:text-style-name="P1" draw:layer="layout" svg:width="0.5cm" svg:height="0.414cm" svg:x="5.5cm" svg:y="1.9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6cm" svg:y="1.6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cm" svg:y="1.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1cm" svg:y="1.9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7cm" svg:y="1.6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1cm" svg:y="1.6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5.501cm" svg:y="7.4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7cm" svg:y="7.1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01cm" svg:y="7.1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2cm" svg:y="7.48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8cm" svg:y="7.15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2cm" svg:y="7.10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17" draw:layer="layout" svg:width="5.7cm" svg:height="1.5cm" svg:x="0.6cm" svg:y="2.1cm">
          <draw:text-box>
            <text:p text:style-name="P16"><text:span text:style-name="T3">P</text:span><text:span text:style-name="T3">E</text:span><text:span text:style-name="T3">R</text:span><text:span text:style-name="T3">M</text:span><text:span text:style-name="T3">U</text:span><text:span text:style-name="T3">T</text:span><text:span text:style-name="T3">E</text:span><text:span text:style-name="T3">R</text:span></text:p>
          </draw:text-box>
        </draw:frame>
        <draw:frame draw:style-name="gr3" draw:text-style-name="P17" draw:layer="layout" svg:width="5.7cm" svg:height="1.5cm" draw:transform="rotate (3.12972441467623) translate (6.291cm 7.434cm)">
          <draw:text-box>
            <text:p text:style-name="P16"><text:span text:style-name="T3">P</text:span><text:span text:style-name="T3">E</text:span><text:span text:style-name="T3">R</text:span><text:span text:style-name="T3">M</text:span><text:span text:style-name="T3">U</text:span><text:span text:style-name="T3">T</text:span><text:span text:style-name="T3">E</text:span><text:span text:style-name="T3">R</text:span></text:p>
          </draw:text-box>
        </draw:frame>
        <draw:g>
          <draw:custom-shape draw:style-name="gr7" draw:text-style-name="P1" draw:layer="layout" svg:width="0.5cm" svg:height="0.414cm" svg:x="1.602cm" svg:y="1.18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1.658cm" svg:y="0.85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1.602cm" svg:y="0.80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4.801cm" svg:y="1.1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4.857cm" svg:y="0.8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4.801cm" svg:y="0.8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1.603cm" svg:y="8.289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1.659cm" svg:y="7.95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1.603cm" svg:y="7.90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4.802cm" svg:y="8.28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4.858cm" svg:y="7.95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4.802cm" svg:y="7.90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15" draw:text-style-name="P4" draw:layer="layout" svg:width="1.5cm" svg:height="1.086cm" svg:x="1.83cm" svg:y="5.61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6" draw:text-style-name="P4" draw:layer="layout" svg:width="1.165cm" svg:height="1.087cm" svg:x="1.998cm" svg:y="4.74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5" draw:text-style-name="P4" draw:layer="layout" svg:width="1.5cm" svg:height="1.086cm" svg:x="1.83cm" svg:y="4.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15" draw:text-style-name="P4" draw:layer="layout" svg:width="1.5cm" svg:height="1.086cm" svg:x="3.631cm" svg:y="3.81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6" draw:text-style-name="P4" draw:layer="layout" svg:width="1.165cm" svg:height="1.087cm" svg:x="3.799cm" svg:y="2.94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5" draw:text-style-name="P4" draw:layer="layout" svg:width="1.5cm" svg:height="1.086cm" svg:x="3.631cm" svg:y="2.8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20" draw:text-style-name="P26" draw:layer="layout" svg:width="1.5cm" svg:height="1.4cm" draw:transform="rotate (1.48632239099837) translate (2.319cm 5.039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0" draw:text-style-name="P26" draw:layer="layout" svg:width="1.5cm" svg:height="1.4cm" draw:transform="rotate (-1.61582582149635) translate (4.613cm 4.433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1" draw:text-style-name="P26" draw:layer="layout" svg:width="0.628cm" svg:height="0.638cm" draw:transform="rotate (-1.61582582149635) translate (5.9cm 7.729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1" draw:text-style-name="P26" draw:layer="layout" svg:width="0.628cm" svg:height="0.638cm" draw:transform="rotate (0.0176278254451426) translate (5.148cm 1.061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1" draw:text-style-name="P26" draw:layer="layout" svg:width="0.628cm" svg:height="0.638cm" draw:transform="rotate (-3.07090681888402) translate (1.702cm 8.471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1" draw:text-style-name="P26" draw:layer="layout" svg:width="0.628cm" svg:height="0.638cm" draw:transform="rotate (1.58022110475567) translate (1.088cm 1.788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  <draw:page draw:name="page24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11" draw:text-style-name="P20" draw:layer="layout" svg:width="2.2cm" svg:height="2.385cm" svg:x="0.6cm" svg:y="0.6cm">
          <draw:text-box>
            <text:p text:style-name="P24"><text:span text:style-name="T7">1</text:span><text:span text:style-name="T7">2</text:span></text:p>
          </draw:text-box>
        </draw:frame>
        <draw:custom-shape draw:style-name="gr4" draw:text-style-name="P4" draw:layer="layout" svg:width="0.4cm" svg:height="0.4cm" svg:x="2.58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1cm" svg:y="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3" draw:layer="layout" svg:width="2cm" svg:height="2.385cm" svg:x="4.3cm" svg:y="0.6cm">
          <draw:text-box>
            <text:p text:style-name="P25"><text:span text:style-name="T7">1</text:span><text:span text:style-name="T7">2</text:span></text:p>
          </draw:text-box>
        </draw:frame>
        <draw:frame draw:style-name="gr11" draw:text-style-name="P23" draw:layer="layout" svg:width="2.102cm" svg:height="2.385cm" draw:transform="rotate (-3.13391320488102) translate (2.708cm 8.889cm)">
          <draw:text-box>
            <text:p text:style-name="P25"><text:span text:style-name="T7">1</text:span><text:span text:style-name="T7">2</text:span></text:p>
          </draw:text-box>
        </draw:frame>
        <draw:frame draw:style-name="gr3" draw:text-style-name="P17" draw:layer="layout" svg:width="5.7cm" svg:height="1.5cm" svg:x="0.6cm" svg:y="1.8cm">
          <draw:text-box>
            <text:p text:style-name="P16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</draw:text-box>
        </draw:frame>
        <draw:frame draw:style-name="gr3" draw:text-style-name="P17" draw:layer="layout" svg:width="5.7cm" svg:height="1.5cm" draw:transform="rotate (3.12972441467623) translate (6.291cm 7.734cm)">
          <draw:text-box>
            <text:p text:style-name="P16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</draw:text-box>
        </draw:frame>
        <draw:custom-shape draw:style-name="gr4" draw:text-style-name="P4" draw:layer="layout" svg:width="0.4cm" svg:height="0.4cm" svg:x="3.98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2cm" svg:y="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2cm" svg:y="4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2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3cm" svg:y="5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2cm" svg:y="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2cm" svg:y="4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2cm" svg:y="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3cm" svg:y="5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0" draw:layer="layout" svg:width="2.097cm" svg:height="2.385cm" draw:transform="rotate (-3.13391320488102) translate (6.306cm 8.895cm)">
          <draw:text-box>
            <text:p text:style-name="P24"><text:span text:style-name="T7">1</text:span><text:span text:style-name="T7">2</text:span></text:p>
          </draw:text-box>
        </draw:frame>
      </draw:page>
      <draw:page draw:name="page25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22" draw:text-style-name="P28" draw:layer="layout" svg:width="1.5cm" svg:height="1.5cm" svg:x="0.6cm" svg:y="0.6cm">
          <draw:text-box>
            <text:p text:style-name="P27"><text:span text:style-name="T7">1</text:span></text:p>
          </draw:text-box>
        </draw:frame>
        <draw:custom-shape draw:style-name="gr4" draw:text-style-name="P4" draw:layer="layout" svg:width="0.4cm" svg:height="0.4cm" svg:x="3.28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30" draw:layer="layout" svg:width="1.5cm" svg:height="1.5cm" svg:x="4.8cm" svg:y="0.6cm">
          <draw:text-box>
            <text:p text:style-name="P29"><text:span text:style-name="T11">1</text:span></text:p>
          </draw:text-box>
        </draw:frame>
        <draw:frame draw:style-name="gr22" draw:text-style-name="P30" draw:layer="layout" svg:width="1.5cm" svg:height="1.5cm" draw:transform="rotate (-3.13391320488102) translate (2.106cm 8.894cm)">
          <draw:text-box>
            <text:p text:style-name="P29"><text:span text:style-name="T7">1</text:span></text:p>
          </draw:text-box>
        </draw:frame>
        <draw:frame draw:style-name="gr22" draw:text-style-name="P32" draw:layer="layout" svg:width="1.5cm" svg:height="1.5cm" draw:transform="rotate (-3.13391320488102) translate (6.306cm 8.894cm)">
          <draw:text-box>
            <text:p text:style-name="P31"><text:span text:style-name="T7">1</text:span></text:p>
          </draw:text-box>
        </draw:frame>
        <draw:frame draw:style-name="gr3" draw:text-style-name="P9" draw:layer="layout" svg:width="5.7cm" svg:height="1.5cm" svg:x="0.6cm" svg:y="1.4cm">
          <draw:text-box>
            <text:p text:style-name="P8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  <text:p text:style-name="P8"><text:span text:style-name="T3">D</text:span><text:span text:style-name="T3">É</text:span><text:span text:style-name="T3">M</text:span><text:span text:style-name="T3">A</text:span><text:span text:style-name="T3">R</text:span><text:span text:style-name="T3">R</text:span><text:span text:style-name="T3">E</text:span><text:span text:style-name="T3">R</text:span></text:p>
          </draw:text-box>
        </draw:frame>
        <draw:frame draw:style-name="gr19" draw:text-style-name="P9" draw:layer="layout" svg:width="5.697cm" svg:height="1.51cm" draw:transform="rotate (3.13146974392823) translate (6.288cm 8.134cm)">
          <draw:text-box>
            <text:p text:style-name="P8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  <text:p text:style-name="P8"><text:span text:style-name="T3">D</text:span><text:span text:style-name="T3">É</text:span><text:span text:style-name="T3">M</text:span><text:span text:style-name="T3">A</text:span><text:span text:style-name="T3">R</text:span><text:span text:style-name="T3">R</text:span><text:span text:style-name="T3">E</text:span><text:span text:style-name="T3">R</text:span></text:p>
          </draw:text-box>
        </draw:frame>
        <draw:frame draw:style-name="gr5" draw:text-style-name="P11" draw:layer="layout" svg:width="1.2cm" svg:height="0.963cm" svg:x="2.88cm" svg:y="1.8cm">
          <draw:text-box>
            <text:p text:style-name="P10"><text:span text:style-name="T4">O</text:span><text:span text:style-name="T4">U</text:span></text:p>
          </draw:text-box>
        </draw:frame>
        <draw:frame draw:style-name="gr6" draw:text-style-name="P11" draw:layer="layout" svg:width="1.192cm" svg:height="0.966cm" draw:transform="rotate (3.13408773780622) translate (4.062cm 7.725cm)">
          <draw:text-box>
            <text:p text:style-name="P10"><text:span text:style-name="T4">O</text:span><text:span text:style-name="T4">U</text:span></text:p>
          </draw:text-box>
        </draw:frame>
        <draw:g>
          <draw:custom-shape draw:style-name="gr7" draw:text-style-name="P1" draw:layer="layout" svg:width="0.5cm" svg:height="0.414cm" svg:x="5.5cm" svg:y="2.0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6cm" svg:y="1.7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cm" svg:y="1.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1cm" svg:y="2.0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7cm" svg:y="1.7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1cm" svg:y="1.7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5.501cm" svg:y="7.3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7cm" svg:y="7.0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01cm" svg:y="7.0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2cm" svg:y="7.38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8cm" svg:y="7.05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2cm" svg:y="7.00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</draw:page>
      <draw:page draw:name="page26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23" draw:text-style-name="P32" draw:layer="layout" svg:width="1.5cm" svg:height="1.5cm" svg:x="0.6cm" svg:y="0.6cm">
          <draw:text-box>
            <text:p text:style-name="P31"><text:span text:style-name="T7">2</text:span></text:p>
          </draw:text-box>
        </draw:frame>
        <draw:custom-shape draw:style-name="gr4" draw:text-style-name="P4" draw:layer="layout" svg:width="0.4cm" svg:height="0.4cm" svg:x="3.28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30" draw:layer="layout" svg:width="1.5cm" svg:height="1.5cm" svg:x="4.8cm" svg:y="0.6cm">
          <draw:text-box>
            <text:p text:style-name="P29"><text:span text:style-name="T7">2</text:span></text:p>
          </draw:text-box>
        </draw:frame>
        <draw:frame draw:style-name="gr23" draw:text-style-name="P30" draw:layer="layout" svg:width="1.5cm" svg:height="1.5cm" draw:transform="rotate (-3.13391320488102) translate (2.106cm 8.894cm)">
          <draw:text-box>
            <text:p text:style-name="P29"><text:span text:style-name="T7">2</text:span></text:p>
          </draw:text-box>
        </draw:frame>
        <draw:frame draw:style-name="gr23" draw:text-style-name="P32" draw:layer="layout" svg:width="1.5cm" svg:height="1.5cm" draw:transform="rotate (-3.13391320488102) translate (6.306cm 8.894cm)">
          <draw:text-box>
            <text:p text:style-name="P31"><text:span text:style-name="T7">2</text:span></text:p>
          </draw:text-box>
        </draw:frame>
        <draw:frame draw:style-name="gr3" draw:text-style-name="P13" draw:layer="layout" svg:width="5.7cm" svg:height="1.5cm" svg:x="0.6cm" svg:y="1.8cm">
          <draw:text-box>
            <text:p text:style-name="P12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</draw:text-box>
        </draw:frame>
        <draw:frame draw:style-name="gr3" draw:text-style-name="P13" draw:layer="layout" svg:width="5.7cm" svg:height="1.5cm" draw:transform="rotate (3.12972441467623) translate (6.291cm 7.734cm)">
          <draw:text-box>
            <text:p text:style-name="P12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</draw:text-box>
        </draw:frame>
      </draw:page>
      <draw:page draw:name="page27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23" draw:text-style-name="P32" draw:layer="layout" svg:width="1.5cm" svg:height="1.5cm" svg:x="0.6cm" svg:y="0.6cm">
          <draw:text-box>
            <text:p text:style-name="P31"><text:span text:style-name="T7">3</text:span></text:p>
          </draw:text-box>
        </draw:frame>
        <draw:custom-shape draw:style-name="gr4" draw:text-style-name="P4" draw:layer="layout" svg:width="0.4cm" svg:height="0.4cm" svg:x="2.58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30" draw:layer="layout" svg:width="1.5cm" svg:height="1.5cm" svg:x="4.8cm" svg:y="0.6cm">
          <draw:text-box>
            <text:p text:style-name="P29"><text:span text:style-name="T7">3</text:span></text:p>
          </draw:text-box>
        </draw:frame>
        <draw:frame draw:style-name="gr23" draw:text-style-name="P30" draw:layer="layout" svg:width="1.5cm" svg:height="1.5cm" draw:transform="rotate (-3.13391320488102) translate (2.106cm 8.894cm)">
          <draw:text-box>
            <text:p text:style-name="P29"><text:span text:style-name="T7">3</text:span></text:p>
          </draw:text-box>
        </draw:frame>
        <draw:frame draw:style-name="gr23" draw:text-style-name="P32" draw:layer="layout" svg:width="1.5cm" svg:height="1.5cm" draw:transform="rotate (-3.13391320488102) translate (6.306cm 8.894cm)">
          <draw:text-box>
            <text:p text:style-name="P31"><text:span text:style-name="T7">3</text:span></text:p>
          </draw:text-box>
        </draw:frame>
        <draw:frame draw:style-name="gr3" draw:text-style-name="P13" draw:layer="layout" svg:width="5.7cm" svg:height="1.5cm" svg:x="0.6cm" svg:y="1.8cm">
          <draw:text-box>
            <text:p text:style-name="P12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</draw:text-box>
        </draw:frame>
        <draw:frame draw:style-name="gr3" draw:text-style-name="P13" draw:layer="layout" svg:width="5.7cm" svg:height="1.5cm" draw:transform="rotate (3.12972441467623) translate (6.291cm 7.734cm)">
          <draw:text-box>
            <text:p text:style-name="P12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</draw:text-box>
        </draw:frame>
        <draw:custom-shape draw:style-name="gr4" draw:text-style-name="P4" draw:layer="layout" svg:width="0.4cm" svg:height="0.4cm" svg:x="3.28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8" draw:style-name="dp1" draw:master-page-name="Standard">
        <draw:g>
          <draw:custom-shape draw:style-name="gr9" draw:text-style-name="P4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0" draw:text-style-name="P4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9" draw:text-style-name="P4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24" draw:text-style-name="P32" draw:layer="layout" svg:width="2cm" svg:height="2.385cm" svg:x="0.6cm" svg:y="0.6cm">
          <draw:text-box>
            <text:p text:style-name="P31"><text:span text:style-name="T7">-</text:span><text:span text:style-name="T7">4</text:span></text:p>
          </draw:text-box>
        </draw:frame>
        <draw:custom-shape draw:style-name="gr12" draw:text-style-name="P1" draw:layer="layout" svg:width="0.4cm" svg:height="0.4cm" svg:x="2.58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4cm" svg:x="3.98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30" draw:layer="layout" svg:width="2.5cm" svg:height="1.5cm" svg:x="3.8cm" svg:y="0.6cm">
          <draw:text-box>
            <text:p text:style-name="P29"><text:span text:style-name="T7">-</text:span><text:span text:style-name="T7">4</text:span></text:p>
          </draw:text-box>
        </draw:frame>
        <draw:frame draw:style-name="gr24" draw:text-style-name="P30" draw:layer="layout" svg:width="2.503cm" svg:height="2.385cm" draw:transform="rotate (-3.13391320488102) translate (3.109cm 8.886cm)">
          <draw:text-box>
            <text:p text:style-name="P29"><text:span text:style-name="T7">-</text:span><text:span text:style-name="T7">4</text:span></text:p>
          </draw:text-box>
        </draw:frame>
        <draw:frame draw:style-name="gr24" draw:text-style-name="P32" draw:layer="layout" svg:width="2.497cm" svg:height="2.385cm" draw:transform="rotate (-3.13391320488102) translate (6.306cm 8.894cm)">
          <draw:text-box>
            <text:p text:style-name="P31"><text:span text:style-name="T7">-</text:span><text:span text:style-name="T7">4</text:span></text:p>
          </draw:text-box>
        </draw:frame>
        <draw:frame draw:style-name="gr3" draw:text-style-name="P13" draw:layer="layout" svg:width="5.7cm" svg:height="1.5cm" svg:x="0.6cm" svg:y="1.8cm">
          <draw:text-box>
            <text:p text:style-name="P12"><text:span text:style-name="T3">R</text:span><text:span text:style-name="T3">E</text:span><text:span text:style-name="T3">C</text:span><text:span text:style-name="T3">U</text:span><text:span text:style-name="T3">L</text:span><text:span text:style-name="T3">E</text:span><text:span text:style-name="T3">R</text:span></text:p>
          </draw:text-box>
        </draw:frame>
        <draw:frame draw:style-name="gr3" draw:text-style-name="P13" draw:layer="layout" svg:width="5.7cm" svg:height="1.5cm" draw:transform="rotate (3.12972441467623) translate (6.291cm 7.734cm)">
          <draw:text-box>
            <text:p text:style-name="P12"><text:span text:style-name="T3">R</text:span><text:span text:style-name="T3">E</text:span><text:span text:style-name="T3">C</text:span><text:span text:style-name="T3">U</text:span><text:span text:style-name="T3">L</text:span><text:span text:style-name="T3">E</text:span><text:span text:style-name="T3">R</text:span></text:p>
          </draw:text-box>
        </draw:frame>
        <draw:custom-shape draw:style-name="gr12" draw:text-style-name="P1" draw:layer="layout" svg:width="0.4cm" svg:height="0.4cm" svg:x="2.582cm" svg:y="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4cm" svg:x="3.98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9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23" draw:text-style-name="P32" draw:layer="layout" svg:width="1.5cm" svg:height="1.5cm" svg:x="0.6cm" svg:y="0.6cm">
          <draw:text-box>
            <text:p text:style-name="P31"><text:span text:style-name="T7">5</text:span></text:p>
          </draw:text-box>
        </draw:frame>
        <draw:custom-shape draw:style-name="gr4" draw:text-style-name="P4" draw:layer="layout" svg:width="0.4cm" svg:height="0.4cm" svg:x="2.58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30" draw:layer="layout" svg:width="1.5cm" svg:height="1.5cm" svg:x="4.8cm" svg:y="0.6cm">
          <draw:text-box>
            <text:p text:style-name="P29"><text:span text:style-name="T7">5</text:span></text:p>
          </draw:text-box>
        </draw:frame>
        <draw:frame draw:style-name="gr23" draw:text-style-name="P30" draw:layer="layout" svg:width="1.5cm" svg:height="1.5cm" draw:transform="rotate (-3.13391320488102) translate (2.106cm 8.894cm)">
          <draw:text-box>
            <text:p text:style-name="P29"><text:span text:style-name="T7">5</text:span></text:p>
          </draw:text-box>
        </draw:frame>
        <draw:frame draw:style-name="gr23" draw:text-style-name="P32" draw:layer="layout" svg:width="1.5cm" svg:height="1.5cm" draw:transform="rotate (-3.13391320488102) translate (6.306cm 8.894cm)">
          <draw:text-box>
            <text:p text:style-name="P31"><text:span text:style-name="T7">5</text:span></text:p>
          </draw:text-box>
        </draw:frame>
        <draw:frame draw:style-name="gr3" draw:text-style-name="P13" draw:layer="layout" svg:width="5.7cm" svg:height="1.5cm" svg:x="0.6cm" svg:y="1.8cm">
          <draw:text-box>
            <text:p text:style-name="P12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</draw:text-box>
        </draw:frame>
        <draw:frame draw:style-name="gr3" draw:text-style-name="P13" draw:layer="layout" svg:width="5.7cm" svg:height="1.5cm" draw:transform="rotate (3.12972441467623) translate (6.291cm 7.734cm)">
          <draw:text-box>
            <text:p text:style-name="P12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</draw:text-box>
        </draw:frame>
        <draw:custom-shape draw:style-name="gr4" draw:text-style-name="P4" draw:layer="layout" svg:width="0.4cm" svg:height="0.4cm" svg:x="3.28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2cm" svg:y="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0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23" draw:text-style-name="P32" draw:layer="layout" svg:width="1.5cm" svg:height="1.5cm" svg:x="0.6cm" svg:y="0.6cm">
          <draw:text-box>
            <text:p text:style-name="P33"><text:span text:style-name="T7">6</text:span></text:p>
          </draw:text-box>
        </draw:frame>
        <draw:custom-shape draw:style-name="gr4" draw:text-style-name="P4" draw:layer="layout" svg:width="0.4cm" svg:height="0.4cm" svg:x="2.58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30" draw:layer="layout" svg:width="1.5cm" svg:height="1.5cm" svg:x="4.8cm" svg:y="0.6cm">
          <draw:text-box>
            <text:p text:style-name="P34"><text:span text:style-name="T7">6</text:span></text:p>
          </draw:text-box>
        </draw:frame>
        <draw:frame draw:style-name="gr23" draw:text-style-name="P30" draw:layer="layout" svg:width="1.5cm" svg:height="1.5cm" draw:transform="rotate (-3.13391320488102) translate (2.106cm 8.894cm)">
          <draw:text-box>
            <text:p text:style-name="P34"><text:span text:style-name="T7">6</text:span></text:p>
          </draw:text-box>
        </draw:frame>
        <draw:frame draw:style-name="gr23" draw:text-style-name="P32" draw:layer="layout" svg:width="1.5cm" svg:height="1.5cm" draw:transform="rotate (-3.13391320488102) translate (6.306cm 8.894cm)">
          <draw:text-box>
            <text:p text:style-name="P33"><text:span text:style-name="T7">6</text:span></text:p>
          </draw:text-box>
        </draw:frame>
        <draw:frame draw:style-name="gr3" draw:text-style-name="P17" draw:layer="layout" svg:width="5.7cm" svg:height="1.5cm" svg:x="0.6cm" svg:y="1.8cm">
          <draw:text-box>
            <text:p text:style-name="P16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</draw:text-box>
        </draw:frame>
        <draw:frame draw:style-name="gr3" draw:text-style-name="P17" draw:layer="layout" svg:width="5.7cm" svg:height="1.5cm" draw:transform="rotate (3.12972441467623) translate (6.291cm 7.734cm)">
          <draw:text-box>
            <text:p text:style-name="P16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</draw:text-box>
        </draw:frame>
        <draw:custom-shape draw:style-name="gr4" draw:text-style-name="P4" draw:layer="layout" svg:width="0.4cm" svg:height="0.4cm" svg:x="3.98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2cm" svg:y="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2cm" svg:y="3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3cm" svg:y="5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1" draw:style-name="dp1" draw:master-page-name="Standard">
        <draw:g>
          <draw:custom-shape draw:style-name="gr9" draw:text-style-name="P4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0" draw:text-style-name="P4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9" draw:text-style-name="P4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25" draw:text-style-name="P32" draw:layer="layout" svg:width="2.4cm" svg:height="3.452cm" svg:x="0.6cm" svg:y="0.6cm">
          <draw:text-box>
            <text:p text:style-name="P31"><text:span text:style-name="T7">7</text:span><text:span text:style-name="T9">x</text:span><text:span text:style-name="T10">1</text:span></text:p>
          </draw:text-box>
        </draw:frame>
        <draw:frame draw:style-name="gr26" draw:text-style-name="P30" draw:layer="layout" svg:width="2.3cm" svg:height="2.139cm" svg:x="4cm" svg:y="0.6cm">
          <draw:text-box>
            <text:p text:style-name="P29"><text:span text:style-name="T7">7</text:span><text:span text:style-name="T9">x</text:span><text:span text:style-name="T10">1</text:span></text:p>
          </draw:text-box>
        </draw:frame>
        <draw:frame draw:style-name="gr26" draw:text-style-name="P30" draw:layer="layout" svg:width="3.202cm" svg:height="2.139cm" draw:transform="rotate (-3.13391320488102) translate (3.808cm 8.881cm)">
          <draw:text-box>
            <text:p text:style-name="P29"><text:span text:style-name="T7">7</text:span><text:span text:style-name="T9">x</text:span><text:span text:style-name="T10">1</text:span></text:p>
          </draw:text-box>
        </draw:frame>
        <draw:frame draw:style-name="gr26" draw:text-style-name="P32" draw:layer="layout" svg:width="2.398cm" svg:height="2.139cm" draw:transform="rotate (-3.13391320488102) translate (6.306cm 8.894cm)">
          <draw:text-box>
            <text:p text:style-name="P31"><text:span text:style-name="T7">7</text:span><text:span text:style-name="T9">x</text:span><text:span text:style-name="T10">1</text:span></text:p>
          </draw:text-box>
        </draw:frame>
        <draw:frame draw:style-name="gr3" draw:text-style-name="P13" draw:layer="layout" svg:width="5.7cm" svg:height="1.5cm" svg:x="0.6cm" svg:y="1.8cm">
          <draw:text-box>
            <text:p text:style-name="P12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</draw:text-box>
        </draw:frame>
        <draw:frame draw:style-name="gr3" draw:text-style-name="P13" draw:layer="layout" svg:width="5.7cm" svg:height="1.5cm" draw:transform="rotate (3.12972441467623) translate (6.291cm 7.734cm)">
          <draw:text-box>
            <text:p text:style-name="P12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</draw:text-box>
        </draw:frame>
        <draw:g>
          <draw:custom-shape draw:style-name="gr7" draw:text-style-name="P1" draw:layer="layout" svg:width="0.5cm" svg:height="0.414cm" svg:x="3.23cm" svg:y="3.8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3.286cm" svg:y="3.5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3.23cm" svg:y="3.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4.13cm" svg:y="4.0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4.186cm" svg:y="3.7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4.13cm" svg:y="3.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4.13cm" svg:y="5.8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4.186cm" svg:y="5.5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4.13cm" svg:y="5.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3.23cm" svg:y="6.1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3.286cm" svg:y="5.8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3.23cm" svg:y="5.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2.33cm" svg:y="5.8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2.386cm" svg:y="5.5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2.33cm" svg:y="5.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3.23cm" svg:y="4.93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3.286cm" svg:y="4.60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3.23cm" svg:y="4.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2.33cm" svg:y="4.0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2.386cm" svg:y="3.7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2.33cm" svg:y="3.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</draw:page>
      <draw:page draw:name="page32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23" draw:text-style-name="P32" draw:layer="layout" svg:width="1.5cm" svg:height="1.5cm" svg:x="0.6cm" svg:y="0.6cm">
          <draw:text-box>
            <text:p text:style-name="P33"><text:span text:style-name="T7">8</text:span></text:p>
          </draw:text-box>
        </draw:frame>
        <draw:custom-shape draw:style-name="gr4" draw:text-style-name="P4" draw:layer="layout" svg:width="0.4cm" svg:height="0.4cm" svg:x="2.58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1cm" svg:y="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30" draw:layer="layout" svg:width="1.5cm" svg:height="1.5cm" svg:x="4.8cm" svg:y="0.6cm">
          <draw:text-box>
            <text:p text:style-name="P34"><text:span text:style-name="T7">8</text:span></text:p>
          </draw:text-box>
        </draw:frame>
        <draw:frame draw:style-name="gr23" draw:text-style-name="P30" draw:layer="layout" svg:width="1.5cm" svg:height="1.5cm" draw:transform="rotate (-3.13391320488102) translate (2.106cm 8.894cm)">
          <draw:text-box>
            <text:p text:style-name="P34"><text:span text:style-name="T7">8</text:span></text:p>
          </draw:text-box>
        </draw:frame>
        <draw:frame draw:style-name="gr23" draw:text-style-name="P32" draw:layer="layout" svg:width="1.5cm" svg:height="1.5cm" draw:transform="rotate (-3.13391320488102) translate (6.306cm 8.894cm)">
          <draw:text-box>
            <text:p text:style-name="P33"><text:span text:style-name="T7">8</text:span></text:p>
          </draw:text-box>
        </draw:frame>
        <draw:frame draw:style-name="gr3" draw:text-style-name="P17" draw:layer="layout" svg:width="5.7cm" svg:height="1.5cm" svg:x="0.6cm" svg:y="1.8cm">
          <draw:text-box>
            <text:p text:style-name="P16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</draw:text-box>
        </draw:frame>
        <draw:frame draw:style-name="gr3" draw:text-style-name="P17" draw:layer="layout" svg:width="5.7cm" svg:height="1.5cm" draw:transform="rotate (3.12972441467623) translate (6.291cm 7.734cm)">
          <draw:text-box>
            <text:p text:style-name="P16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</draw:text-box>
        </draw:frame>
        <draw:custom-shape draw:style-name="gr4" draw:text-style-name="P4" draw:layer="layout" svg:width="0.4cm" svg:height="0.4cm" svg:x="3.98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2cm" svg:y="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2cm" svg:y="4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2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3cm" svg:y="5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3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23" draw:text-style-name="P32" draw:layer="layout" svg:width="1.5cm" svg:height="1.5cm" svg:x="0.6cm" svg:y="0.6cm">
          <draw:text-box>
            <text:p text:style-name="P33"><text:span text:style-name="T7">9</text:span></text:p>
          </draw:text-box>
        </draw:frame>
        <draw:custom-shape draw:style-name="gr4" draw:text-style-name="P4" draw:layer="layout" svg:width="0.4cm" svg:height="0.4cm" svg:x="2.58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1cm" svg:y="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30" draw:layer="layout" svg:width="1.5cm" svg:height="1.5cm" svg:x="4.8cm" svg:y="0.6cm">
          <draw:text-box>
            <text:p text:style-name="P34"><text:span text:style-name="T7">9</text:span></text:p>
          </draw:text-box>
        </draw:frame>
        <draw:frame draw:style-name="gr23" draw:text-style-name="P30" draw:layer="layout" svg:width="1.5cm" svg:height="1.5cm" draw:transform="rotate (-3.13391320488102) translate (2.106cm 8.894cm)">
          <draw:text-box>
            <text:p text:style-name="P34"><text:span text:style-name="T7">9</text:span></text:p>
          </draw:text-box>
        </draw:frame>
        <draw:frame draw:style-name="gr23" draw:text-style-name="P32" draw:layer="layout" svg:width="1.5cm" svg:height="1.5cm" draw:transform="rotate (-3.13391320488102) translate (6.306cm 8.894cm)">
          <draw:text-box>
            <text:p text:style-name="P33"><text:span text:style-name="T7">9</text:span></text:p>
          </draw:text-box>
        </draw:frame>
        <draw:frame draw:style-name="gr3" draw:text-style-name="P17" draw:layer="layout" svg:width="5.7cm" svg:height="1.5cm" svg:x="0.6cm" svg:y="1.8cm">
          <draw:text-box>
            <text:p text:style-name="P16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</draw:text-box>
        </draw:frame>
        <draw:frame draw:style-name="gr3" draw:text-style-name="P17" draw:layer="layout" svg:width="5.7cm" svg:height="1.5cm" draw:transform="rotate (3.12972441467623) translate (6.291cm 7.734cm)">
          <draw:text-box>
            <text:p text:style-name="P16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</draw:text-box>
        </draw:frame>
        <draw:custom-shape draw:style-name="gr4" draw:text-style-name="P4" draw:layer="layout" svg:width="0.4cm" svg:height="0.4cm" svg:x="3.98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2cm" svg:y="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2cm" svg:y="4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2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3cm" svg:y="5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2cm" svg:y="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4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24" draw:text-style-name="P32" draw:layer="layout" svg:width="1.9cm" svg:height="2.385cm" svg:x="0.6cm" svg:y="0.6cm">
          <draw:text-box>
            <text:p text:style-name="P31"><text:span text:style-name="T7">1</text:span><text:span text:style-name="T7">0</text:span></text:p>
          </draw:text-box>
        </draw:frame>
        <draw:custom-shape draw:style-name="gr4" draw:text-style-name="P4" draw:layer="layout" svg:width="0.4cm" svg:height="0.4cm" svg:x="3.28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30" draw:layer="layout" svg:width="2cm" svg:height="2.385cm" svg:x="4.3cm" svg:y="0.6cm">
          <draw:text-box>
            <text:p text:style-name="P29"><text:span text:style-name="T11">1</text:span><text:span text:style-name="T11">0</text:span></text:p>
          </draw:text-box>
        </draw:frame>
        <draw:frame draw:style-name="gr24" draw:text-style-name="P30" draw:layer="layout" svg:width="2.102cm" svg:height="2.385cm" draw:transform="rotate (-3.13391320488102) translate (2.708cm 8.889cm)">
          <draw:text-box>
            <text:p text:style-name="P29"><text:span text:style-name="T7">1</text:span><text:span text:style-name="T7">0</text:span></text:p>
          </draw:text-box>
        </draw:frame>
        <draw:frame draw:style-name="gr24" draw:text-style-name="P32" draw:layer="layout" svg:width="2.297cm" svg:height="2.385cm" draw:transform="rotate (-3.13391320488102) translate (6.306cm 8.894cm)">
          <draw:text-box>
            <text:p text:style-name="P31"><text:span text:style-name="T7">1</text:span><text:span text:style-name="T7">0</text:span></text:p>
          </draw:text-box>
        </draw:frame>
        <draw:frame draw:style-name="gr3" draw:text-style-name="P9" draw:layer="layout" svg:width="5.7cm" svg:height="1.5cm" svg:x="0.6cm" svg:y="1.4cm">
          <draw:text-box>
            <text:p text:style-name="P8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  <text:p text:style-name="P8"><text:span text:style-name="T3">D</text:span><text:span text:style-name="T3">É</text:span><text:span text:style-name="T3">M</text:span><text:span text:style-name="T3">A</text:span><text:span text:style-name="T3">R</text:span><text:span text:style-name="T3">R</text:span><text:span text:style-name="T3">E</text:span><text:span text:style-name="T3">R</text:span></text:p>
          </draw:text-box>
        </draw:frame>
        <draw:frame draw:style-name="gr19" draw:text-style-name="P9" draw:layer="layout" svg:width="5.697cm" svg:height="1.51cm" draw:transform="rotate (3.13146974392823) translate (6.288cm 8.134cm)">
          <draw:text-box>
            <text:p text:style-name="P8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  <text:p text:style-name="P8"><text:span text:style-name="T3">D</text:span><text:span text:style-name="T3">É</text:span><text:span text:style-name="T3">M</text:span><text:span text:style-name="T3">A</text:span><text:span text:style-name="T3">R</text:span><text:span text:style-name="T3">R</text:span><text:span text:style-name="T3">E</text:span><text:span text:style-name="T3">R</text:span></text:p>
          </draw:text-box>
        </draw:frame>
        <draw:frame draw:style-name="gr5" draw:text-style-name="P11" draw:layer="layout" svg:width="1.2cm" svg:height="0.963cm" svg:x="2.88cm" svg:y="1.8cm">
          <draw:text-box>
            <text:p text:style-name="P10"><text:span text:style-name="T4">O</text:span><text:span text:style-name="T4">U</text:span></text:p>
          </draw:text-box>
        </draw:frame>
        <draw:frame draw:style-name="gr6" draw:text-style-name="P11" draw:layer="layout" svg:width="1.192cm" svg:height="0.966cm" draw:transform="rotate (3.13408773780622) translate (4.062cm 7.725cm)">
          <draw:text-box>
            <text:p text:style-name="P10"><text:span text:style-name="T4">O</text:span><text:span text:style-name="T4">U</text:span></text:p>
          </draw:text-box>
        </draw:frame>
        <draw:g>
          <draw:custom-shape draw:style-name="gr7" draw:text-style-name="P1" draw:layer="layout" svg:width="0.5cm" svg:height="0.414cm" svg:x="5.5cm" svg:y="2.0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6cm" svg:y="1.7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cm" svg:y="1.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1cm" svg:y="2.0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7cm" svg:y="1.7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1cm" svg:y="1.7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5.501cm" svg:y="7.3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7cm" svg:y="7.0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01cm" svg:y="7.0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2cm" svg:y="7.38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8cm" svg:y="7.05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2cm" svg:y="7.00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4" draw:text-style-name="P4" draw:layer="layout" svg:width="0.4cm" svg:height="0.4cm" svg:x="2.581cm" svg:y="4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2cm" svg:y="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2cm" svg:y="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3cm" svg:y="4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2cm" svg:y="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2cm" svg:y="6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3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3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4cm" svg:y="6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5" draw:style-name="dp1" draw:master-page-name="Standard">
        <draw:g>
          <draw:custom-shape draw:style-name="gr7" draw:text-style-name="P1" draw:layer="layout" svg:width="0.5cm" svg:height="0.414cm" svg:x="5.5cm" svg:y="1.9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6cm" svg:y="1.6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cm" svg:y="1.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1cm" svg:y="1.9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7cm" svg:y="1.6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1cm" svg:y="1.6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5.501cm" svg:y="7.4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7cm" svg:y="7.1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01cm" svg:y="7.1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2cm" svg:y="7.48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8cm" svg:y="7.15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2cm" svg:y="7.10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17" draw:layer="layout" svg:width="5.7cm" svg:height="1.5cm" svg:x="0.6cm" svg:y="2.1cm">
          <draw:text-box>
            <text:p text:style-name="P16"><text:span text:style-name="T3">P</text:span><text:span text:style-name="T3">E</text:span><text:span text:style-name="T3">R</text:span><text:span text:style-name="T3">M</text:span><text:span text:style-name="T3">U</text:span><text:span text:style-name="T3">T</text:span><text:span text:style-name="T3">E</text:span><text:span text:style-name="T3">R</text:span></text:p>
          </draw:text-box>
        </draw:frame>
        <draw:frame draw:style-name="gr3" draw:text-style-name="P17" draw:layer="layout" svg:width="5.7cm" svg:height="1.5cm" draw:transform="rotate (3.12972441467623) translate (6.291cm 7.434cm)">
          <draw:text-box>
            <text:p text:style-name="P16"><text:span text:style-name="T3">P</text:span><text:span text:style-name="T3">E</text:span><text:span text:style-name="T3">R</text:span><text:span text:style-name="T3">M</text:span><text:span text:style-name="T3">U</text:span><text:span text:style-name="T3">T</text:span><text:span text:style-name="T3">E</text:span><text:span text:style-name="T3">R</text:span></text:p>
          </draw:text-box>
        </draw:frame>
        <draw:g>
          <draw:custom-shape draw:style-name="gr7" draw:text-style-name="P1" draw:layer="layout" svg:width="0.5cm" svg:height="0.414cm" svg:x="1.602cm" svg:y="1.18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1.658cm" svg:y="0.85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1.602cm" svg:y="0.80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4.801cm" svg:y="1.1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4.857cm" svg:y="0.8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4.801cm" svg:y="0.8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1.603cm" svg:y="8.289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1.659cm" svg:y="7.95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1.603cm" svg:y="7.90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4.802cm" svg:y="8.28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4.858cm" svg:y="7.95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4.802cm" svg:y="7.90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15" draw:text-style-name="P4" draw:layer="layout" svg:width="1.5cm" svg:height="1.086cm" svg:x="1.83cm" svg:y="5.61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6" draw:text-style-name="P4" draw:layer="layout" svg:width="1.165cm" svg:height="1.087cm" svg:x="1.998cm" svg:y="4.74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5" draw:text-style-name="P4" draw:layer="layout" svg:width="1.5cm" svg:height="1.086cm" svg:x="1.83cm" svg:y="4.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15" draw:text-style-name="P4" draw:layer="layout" svg:width="1.5cm" svg:height="1.086cm" svg:x="3.631cm" svg:y="3.81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6" draw:text-style-name="P4" draw:layer="layout" svg:width="1.165cm" svg:height="1.087cm" svg:x="3.799cm" svg:y="2.94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5" draw:text-style-name="P4" draw:layer="layout" svg:width="1.5cm" svg:height="1.086cm" svg:x="3.631cm" svg:y="2.8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27" draw:text-style-name="P35" draw:layer="layout" svg:width="1.5cm" svg:height="1.4cm" draw:transform="rotate (1.48632239099837) translate (2.319cm 5.039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7" draw:text-style-name="P35" draw:layer="layout" svg:width="1.5cm" svg:height="1.4cm" draw:transform="rotate (-1.61582582149635) translate (4.613cm 4.433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35" draw:layer="layout" svg:width="0.628cm" svg:height="0.638cm" draw:transform="rotate (-1.61582582149635) translate (5.9cm 7.729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35" draw:layer="layout" svg:width="0.628cm" svg:height="0.638cm" draw:transform="rotate (0.0176278254451426) translate (5.148cm 1.061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35" draw:layer="layout" svg:width="0.628cm" svg:height="0.638cm" draw:transform="rotate (-3.07090681888402) translate (1.702cm 8.471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35" draw:layer="layout" svg:width="0.628cm" svg:height="0.638cm" draw:transform="rotate (1.58022110475567) translate (1.088cm 1.788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  <draw:page draw:name="page36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24" draw:text-style-name="P32" draw:layer="layout" svg:width="2.2cm" svg:height="2.385cm" svg:x="0.6cm" svg:y="0.6cm">
          <draw:text-box>
            <text:p text:style-name="P33"><text:span text:style-name="T7">1</text:span><text:span text:style-name="T7">2</text:span></text:p>
          </draw:text-box>
        </draw:frame>
        <draw:custom-shape draw:style-name="gr4" draw:text-style-name="P4" draw:layer="layout" svg:width="0.4cm" svg:height="0.4cm" svg:x="2.58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1cm" svg:y="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30" draw:layer="layout" svg:width="2cm" svg:height="2.385cm" svg:x="4.3cm" svg:y="0.6cm">
          <draw:text-box>
            <text:p text:style-name="P34"><text:span text:style-name="T7">1</text:span><text:span text:style-name="T7">2</text:span></text:p>
          </draw:text-box>
        </draw:frame>
        <draw:frame draw:style-name="gr24" draw:text-style-name="P30" draw:layer="layout" svg:width="2.102cm" svg:height="2.385cm" draw:transform="rotate (-3.13391320488102) translate (2.708cm 8.889cm)">
          <draw:text-box>
            <text:p text:style-name="P34"><text:span text:style-name="T7">1</text:span><text:span text:style-name="T7">2</text:span></text:p>
          </draw:text-box>
        </draw:frame>
        <draw:frame draw:style-name="gr24" draw:text-style-name="P32" draw:layer="layout" svg:width="2.097cm" svg:height="2.385cm" draw:transform="rotate (-3.13391320488102) translate (6.306cm 8.894cm)">
          <draw:text-box>
            <text:p text:style-name="P33"><text:span text:style-name="T7">1</text:span><text:span text:style-name="T7">2</text:span></text:p>
          </draw:text-box>
        </draw:frame>
        <draw:frame draw:style-name="gr3" draw:text-style-name="P17" draw:layer="layout" svg:width="5.7cm" svg:height="1.5cm" svg:x="0.6cm" svg:y="1.8cm">
          <draw:text-box>
            <text:p text:style-name="P16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</draw:text-box>
        </draw:frame>
        <draw:frame draw:style-name="gr3" draw:text-style-name="P17" draw:layer="layout" svg:width="5.7cm" svg:height="1.5cm" draw:transform="rotate (3.12972441467623) translate (6.291cm 7.734cm)">
          <draw:text-box>
            <text:p text:style-name="P16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</draw:text-box>
        </draw:frame>
        <draw:custom-shape draw:style-name="gr4" draw:text-style-name="P4" draw:layer="layout" svg:width="0.4cm" svg:height="0.4cm" svg:x="3.98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2cm" svg:y="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2cm" svg:y="4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2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3cm" svg:y="5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2cm" svg:y="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2cm" svg:y="4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2cm" svg:y="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3cm" svg:y="5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7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37" draw:layer="layout" svg:width="1.5cm" svg:height="1.5cm" svg:x="0.6cm" svg:y="0.6cm">
          <draw:text-box>
            <text:p text:style-name="P36"><text:span text:style-name="T7">1</text:span></text:p>
          </draw:text-box>
        </draw:frame>
        <draw:custom-shape draw:style-name="gr4" draw:text-style-name="P4" draw:layer="layout" svg:width="0.4cm" svg:height="0.4cm" svg:x="3.28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9" draw:layer="layout" svg:width="1.5cm" svg:height="1.5cm" svg:x="4.8cm" svg:y="0.6cm">
          <draw:text-box>
            <text:p text:style-name="P38"><text:span text:style-name="T11">1</text:span></text:p>
          </draw:text-box>
        </draw:frame>
        <draw:frame draw:style-name="gr3" draw:text-style-name="P39" draw:layer="layout" svg:width="1.5cm" svg:height="1.5cm" draw:transform="rotate (-3.13391320488102) translate (2.106cm 8.894cm)">
          <draw:text-box>
            <text:p text:style-name="P38"><text:span text:style-name="T7">1</text:span></text:p>
          </draw:text-box>
        </draw:frame>
        <draw:frame draw:style-name="gr3" draw:text-style-name="P37" draw:layer="layout" svg:width="1.5cm" svg:height="1.5cm" draw:transform="rotate (-3.13391320488102) translate (6.306cm 8.894cm)">
          <draw:text-box>
            <text:p text:style-name="P36"><text:span text:style-name="T7">1</text:span></text:p>
          </draw:text-box>
        </draw:frame>
        <draw:frame draw:style-name="gr3" draw:text-style-name="P9" draw:layer="layout" svg:width="5.7cm" svg:height="1.5cm" svg:x="0.6cm" svg:y="1.4cm">
          <draw:text-box>
            <text:p text:style-name="P8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  <text:p text:style-name="P8"><text:span text:style-name="T3">D</text:span><text:span text:style-name="T3">É</text:span><text:span text:style-name="T3">M</text:span><text:span text:style-name="T3">A</text:span><text:span text:style-name="T3">R</text:span><text:span text:style-name="T3">R</text:span><text:span text:style-name="T3">E</text:span><text:span text:style-name="T3">R</text:span></text:p>
          </draw:text-box>
        </draw:frame>
        <draw:frame draw:style-name="gr19" draw:text-style-name="P9" draw:layer="layout" svg:width="5.697cm" svg:height="1.51cm" draw:transform="rotate (3.13146974392823) translate (6.288cm 8.134cm)">
          <draw:text-box>
            <text:p text:style-name="P8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  <text:p text:style-name="P8"><text:span text:style-name="T3">D</text:span><text:span text:style-name="T3">É</text:span><text:span text:style-name="T3">M</text:span><text:span text:style-name="T3">A</text:span><text:span text:style-name="T3">R</text:span><text:span text:style-name="T3">R</text:span><text:span text:style-name="T3">E</text:span><text:span text:style-name="T3">R</text:span></text:p>
          </draw:text-box>
        </draw:frame>
        <draw:frame draw:style-name="gr5" draw:text-style-name="P11" draw:layer="layout" svg:width="1.2cm" svg:height="0.963cm" svg:x="2.88cm" svg:y="1.8cm">
          <draw:text-box>
            <text:p text:style-name="P10"><text:span text:style-name="T4">O</text:span><text:span text:style-name="T4">U</text:span></text:p>
          </draw:text-box>
        </draw:frame>
        <draw:frame draw:style-name="gr6" draw:text-style-name="P11" draw:layer="layout" svg:width="1.192cm" svg:height="0.966cm" draw:transform="rotate (3.13408773780622) translate (4.062cm 7.725cm)">
          <draw:text-box>
            <text:p text:style-name="P10"><text:span text:style-name="T4">O</text:span><text:span text:style-name="T4">U</text:span></text:p>
          </draw:text-box>
        </draw:frame>
        <draw:g>
          <draw:custom-shape draw:style-name="gr7" draw:text-style-name="P1" draw:layer="layout" svg:width="0.5cm" svg:height="0.414cm" svg:x="5.5cm" svg:y="2.0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6cm" svg:y="1.7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cm" svg:y="1.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1cm" svg:y="2.0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7cm" svg:y="1.7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1cm" svg:y="1.7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5.501cm" svg:y="7.3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7cm" svg:y="7.0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01cm" svg:y="7.0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2cm" svg:y="7.38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8cm" svg:y="7.05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2cm" svg:y="7.00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</draw:page>
      <draw:page draw:name="page38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37" draw:layer="layout" svg:width="1.5cm" svg:height="1.5cm" svg:x="0.6cm" svg:y="0.6cm">
          <draw:text-box>
            <text:p text:style-name="P36"><text:span text:style-name="T7">2</text:span></text:p>
          </draw:text-box>
        </draw:frame>
        <draw:custom-shape draw:style-name="gr4" draw:text-style-name="P4" draw:layer="layout" svg:width="0.4cm" svg:height="0.4cm" svg:x="3.28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9" draw:layer="layout" svg:width="1.5cm" svg:height="1.5cm" svg:x="4.8cm" svg:y="0.6cm">
          <draw:text-box>
            <text:p text:style-name="P38"><text:span text:style-name="T7">2</text:span></text:p>
          </draw:text-box>
        </draw:frame>
        <draw:frame draw:style-name="gr3" draw:text-style-name="P39" draw:layer="layout" svg:width="1.5cm" svg:height="1.5cm" draw:transform="rotate (-3.13391320488102) translate (2.106cm 8.894cm)">
          <draw:text-box>
            <text:p text:style-name="P38"><text:span text:style-name="T7">2</text:span></text:p>
          </draw:text-box>
        </draw:frame>
        <draw:frame draw:style-name="gr3" draw:text-style-name="P37" draw:layer="layout" svg:width="1.5cm" svg:height="1.5cm" draw:transform="rotate (-3.13391320488102) translate (6.306cm 8.894cm)">
          <draw:text-box>
            <text:p text:style-name="P36"><text:span text:style-name="T7">2</text:span></text:p>
          </draw:text-box>
        </draw:frame>
        <draw:frame draw:style-name="gr3" draw:text-style-name="P13" draw:layer="layout" svg:width="5.7cm" svg:height="1.5cm" svg:x="0.6cm" svg:y="1.8cm">
          <draw:text-box>
            <text:p text:style-name="P12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</draw:text-box>
        </draw:frame>
        <draw:frame draw:style-name="gr3" draw:text-style-name="P13" draw:layer="layout" svg:width="5.7cm" svg:height="1.5cm" draw:transform="rotate (3.12972441467623) translate (6.291cm 7.734cm)">
          <draw:text-box>
            <text:p text:style-name="P12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</draw:text-box>
        </draw:frame>
      </draw:page>
      <draw:page draw:name="page39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37" draw:layer="layout" svg:width="1.5cm" svg:height="1.5cm" svg:x="0.6cm" svg:y="0.6cm">
          <draw:text-box>
            <text:p text:style-name="P36"><text:span text:style-name="T7">3</text:span></text:p>
          </draw:text-box>
        </draw:frame>
        <draw:custom-shape draw:style-name="gr4" draw:text-style-name="P4" draw:layer="layout" svg:width="0.4cm" svg:height="0.4cm" svg:x="2.58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9" draw:layer="layout" svg:width="1.5cm" svg:height="1.5cm" svg:x="4.8cm" svg:y="0.6cm">
          <draw:text-box>
            <text:p text:style-name="P38"><text:span text:style-name="T7">3</text:span></text:p>
          </draw:text-box>
        </draw:frame>
        <draw:frame draw:style-name="gr3" draw:text-style-name="P39" draw:layer="layout" svg:width="1.5cm" svg:height="1.5cm" draw:transform="rotate (-3.13391320488102) translate (2.106cm 8.894cm)">
          <draw:text-box>
            <text:p text:style-name="P38"><text:span text:style-name="T7">3</text:span></text:p>
          </draw:text-box>
        </draw:frame>
        <draw:frame draw:style-name="gr3" draw:text-style-name="P37" draw:layer="layout" svg:width="1.5cm" svg:height="1.5cm" draw:transform="rotate (-3.13391320488102) translate (6.306cm 8.894cm)">
          <draw:text-box>
            <text:p text:style-name="P36"><text:span text:style-name="T7">3</text:span></text:p>
          </draw:text-box>
        </draw:frame>
        <draw:frame draw:style-name="gr3" draw:text-style-name="P13" draw:layer="layout" svg:width="5.7cm" svg:height="1.5cm" svg:x="0.6cm" svg:y="1.8cm">
          <draw:text-box>
            <text:p text:style-name="P12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</draw:text-box>
        </draw:frame>
        <draw:frame draw:style-name="gr3" draw:text-style-name="P13" draw:layer="layout" svg:width="5.7cm" svg:height="1.5cm" draw:transform="rotate (3.12972441467623) translate (6.291cm 7.734cm)">
          <draw:text-box>
            <text:p text:style-name="P12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</draw:text-box>
        </draw:frame>
        <draw:custom-shape draw:style-name="gr4" draw:text-style-name="P4" draw:layer="layout" svg:width="0.4cm" svg:height="0.4cm" svg:x="3.28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0" draw:style-name="dp1" draw:master-page-name="Standard">
        <draw:g>
          <draw:custom-shape draw:style-name="gr9" draw:text-style-name="P4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0" draw:text-style-name="P4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9" draw:text-style-name="P4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11" draw:text-style-name="P37" draw:layer="layout" svg:width="2cm" svg:height="2.385cm" svg:x="0.6cm" svg:y="0.6cm">
          <draw:text-box>
            <text:p text:style-name="P36"><text:span text:style-name="T7">-</text:span><text:span text:style-name="T7">4</text:span></text:p>
          </draw:text-box>
        </draw:frame>
        <draw:custom-shape draw:style-name="gr12" draw:text-style-name="P1" draw:layer="layout" svg:width="0.4cm" svg:height="0.4cm" svg:x="2.58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4cm" svg:x="3.98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9" draw:layer="layout" svg:width="2.5cm" svg:height="1.5cm" svg:x="3.8cm" svg:y="0.6cm">
          <draw:text-box>
            <text:p text:style-name="P38"><text:span text:style-name="T7">-</text:span><text:span text:style-name="T7">4</text:span></text:p>
          </draw:text-box>
        </draw:frame>
        <draw:frame draw:style-name="gr11" draw:text-style-name="P39" draw:layer="layout" svg:width="2.503cm" svg:height="2.385cm" draw:transform="rotate (-3.13391320488102) translate (3.109cm 8.886cm)">
          <draw:text-box>
            <text:p text:style-name="P38"><text:span text:style-name="T7">-</text:span><text:span text:style-name="T7">4</text:span></text:p>
          </draw:text-box>
        </draw:frame>
        <draw:frame draw:style-name="gr11" draw:text-style-name="P37" draw:layer="layout" svg:width="2.497cm" svg:height="2.385cm" draw:transform="rotate (-3.13391320488102) translate (6.306cm 8.894cm)">
          <draw:text-box>
            <text:p text:style-name="P36"><text:span text:style-name="T7">-</text:span><text:span text:style-name="T7">4</text:span></text:p>
          </draw:text-box>
        </draw:frame>
        <draw:frame draw:style-name="gr3" draw:text-style-name="P13" draw:layer="layout" svg:width="5.7cm" svg:height="1.5cm" svg:x="0.6cm" svg:y="1.8cm">
          <draw:text-box>
            <text:p text:style-name="P12"><text:span text:style-name="T3">R</text:span><text:span text:style-name="T3">E</text:span><text:span text:style-name="T3">C</text:span><text:span text:style-name="T3">U</text:span><text:span text:style-name="T3">L</text:span><text:span text:style-name="T3">E</text:span><text:span text:style-name="T3">R</text:span></text:p>
          </draw:text-box>
        </draw:frame>
        <draw:frame draw:style-name="gr3" draw:text-style-name="P13" draw:layer="layout" svg:width="5.7cm" svg:height="1.5cm" draw:transform="rotate (3.12972441467623) translate (6.291cm 7.734cm)">
          <draw:text-box>
            <text:p text:style-name="P12"><text:span text:style-name="T3">R</text:span><text:span text:style-name="T3">E</text:span><text:span text:style-name="T3">C</text:span><text:span text:style-name="T3">U</text:span><text:span text:style-name="T3">L</text:span><text:span text:style-name="T3">E</text:span><text:span text:style-name="T3">R</text:span></text:p>
          </draw:text-box>
        </draw:frame>
        <draw:custom-shape draw:style-name="gr12" draw:text-style-name="P1" draw:layer="layout" svg:width="0.4cm" svg:height="0.4cm" svg:x="2.582cm" svg:y="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4cm" svg:height="0.4cm" svg:x="3.98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1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37" draw:layer="layout" svg:width="1.5cm" svg:height="1.5cm" svg:x="0.6cm" svg:y="0.6cm">
          <draw:text-box>
            <text:p text:style-name="P36"><text:span text:style-name="T7">5</text:span></text:p>
          </draw:text-box>
        </draw:frame>
        <draw:custom-shape draw:style-name="gr4" draw:text-style-name="P4" draw:layer="layout" svg:width="0.4cm" svg:height="0.4cm" svg:x="2.58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9" draw:layer="layout" svg:width="1.5cm" svg:height="1.5cm" svg:x="4.8cm" svg:y="0.6cm">
          <draw:text-box>
            <text:p text:style-name="P38"><text:span text:style-name="T7">5</text:span></text:p>
          </draw:text-box>
        </draw:frame>
        <draw:frame draw:style-name="gr3" draw:text-style-name="P39" draw:layer="layout" svg:width="1.5cm" svg:height="1.5cm" draw:transform="rotate (-3.13391320488102) translate (2.106cm 8.894cm)">
          <draw:text-box>
            <text:p text:style-name="P38"><text:span text:style-name="T7">5</text:span></text:p>
          </draw:text-box>
        </draw:frame>
        <draw:frame draw:style-name="gr3" draw:text-style-name="P37" draw:layer="layout" svg:width="1.5cm" svg:height="1.5cm" draw:transform="rotate (-3.13391320488102) translate (6.306cm 8.894cm)">
          <draw:text-box>
            <text:p text:style-name="P36"><text:span text:style-name="T7">5</text:span></text:p>
          </draw:text-box>
        </draw:frame>
        <draw:frame draw:style-name="gr3" draw:text-style-name="P13" draw:layer="layout" svg:width="5.7cm" svg:height="1.5cm" svg:x="0.6cm" svg:y="1.8cm">
          <draw:text-box>
            <text:p text:style-name="P12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</draw:text-box>
        </draw:frame>
        <draw:frame draw:style-name="gr3" draw:text-style-name="P13" draw:layer="layout" svg:width="5.7cm" svg:height="1.5cm" draw:transform="rotate (3.12972441467623) translate (6.291cm 7.734cm)">
          <draw:text-box>
            <text:p text:style-name="P12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</draw:text-box>
        </draw:frame>
        <draw:custom-shape draw:style-name="gr4" draw:text-style-name="P4" draw:layer="layout" svg:width="0.4cm" svg:height="0.4cm" svg:x="3.281cm" svg:y="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2cm" svg:y="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2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37" draw:layer="layout" svg:width="1.5cm" svg:height="1.5cm" svg:x="0.6cm" svg:y="0.6cm">
          <draw:text-box>
            <text:p text:style-name="P40"><text:span text:style-name="T7">6</text:span></text:p>
          </draw:text-box>
        </draw:frame>
        <draw:custom-shape draw:style-name="gr4" draw:text-style-name="P4" draw:layer="layout" svg:width="0.4cm" svg:height="0.4cm" svg:x="2.58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9" draw:layer="layout" svg:width="1.5cm" svg:height="1.5cm" svg:x="4.8cm" svg:y="0.6cm">
          <draw:text-box>
            <text:p text:style-name="P41"><text:span text:style-name="T7">6</text:span></text:p>
          </draw:text-box>
        </draw:frame>
        <draw:frame draw:style-name="gr3" draw:text-style-name="P39" draw:layer="layout" svg:width="1.5cm" svg:height="1.5cm" draw:transform="rotate (-3.13391320488102) translate (2.106cm 8.894cm)">
          <draw:text-box>
            <text:p text:style-name="P41"><text:span text:style-name="T7">6</text:span></text:p>
          </draw:text-box>
        </draw:frame>
        <draw:frame draw:style-name="gr3" draw:text-style-name="P37" draw:layer="layout" svg:width="1.5cm" svg:height="1.5cm" draw:transform="rotate (-3.13391320488102) translate (6.306cm 8.894cm)">
          <draw:text-box>
            <text:p text:style-name="P40"><text:span text:style-name="T7">6</text:span></text:p>
          </draw:text-box>
        </draw:frame>
        <draw:frame draw:style-name="gr3" draw:text-style-name="P17" draw:layer="layout" svg:width="5.7cm" svg:height="1.5cm" svg:x="0.6cm" svg:y="1.8cm">
          <draw:text-box>
            <text:p text:style-name="P16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</draw:text-box>
        </draw:frame>
        <draw:frame draw:style-name="gr3" draw:text-style-name="P17" draw:layer="layout" svg:width="5.7cm" svg:height="1.5cm" draw:transform="rotate (3.12972441467623) translate (6.291cm 7.734cm)">
          <draw:text-box>
            <text:p text:style-name="P16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</draw:text-box>
        </draw:frame>
        <draw:custom-shape draw:style-name="gr4" draw:text-style-name="P4" draw:layer="layout" svg:width="0.4cm" svg:height="0.4cm" svg:x="3.98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2cm" svg:y="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2cm" svg:y="3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3cm" svg:y="5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3" draw:style-name="dp1" draw:master-page-name="Standard">
        <draw:g>
          <draw:custom-shape draw:style-name="gr9" draw:text-style-name="P4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0" draw:text-style-name="P4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9" draw:text-style-name="P4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13" draw:text-style-name="P37" draw:layer="layout" svg:width="2.4cm" svg:height="3.452cm" svg:x="0.6cm" svg:y="0.6cm">
          <draw:text-box>
            <text:p text:style-name="P36"><text:span text:style-name="T7">7</text:span><text:span text:style-name="T9">x</text:span><text:span text:style-name="T10">1</text:span></text:p>
          </draw:text-box>
        </draw:frame>
        <draw:frame draw:style-name="gr14" draw:text-style-name="P39" draw:layer="layout" svg:width="2.3cm" svg:height="2.139cm" svg:x="4cm" svg:y="0.6cm">
          <draw:text-box>
            <text:p text:style-name="P38"><text:span text:style-name="T7">7</text:span><text:span text:style-name="T9">x</text:span><text:span text:style-name="T10">1</text:span></text:p>
          </draw:text-box>
        </draw:frame>
        <draw:frame draw:style-name="gr14" draw:text-style-name="P39" draw:layer="layout" svg:width="3.202cm" svg:height="2.139cm" draw:transform="rotate (-3.13391320488102) translate (3.808cm 8.881cm)">
          <draw:text-box>
            <text:p text:style-name="P38"><text:span text:style-name="T7">7</text:span><text:span text:style-name="T9">x</text:span><text:span text:style-name="T10">1</text:span></text:p>
          </draw:text-box>
        </draw:frame>
        <draw:frame draw:style-name="gr14" draw:text-style-name="P37" draw:layer="layout" svg:width="2.398cm" svg:height="2.139cm" draw:transform="rotate (-3.13391320488102) translate (6.306cm 8.894cm)">
          <draw:text-box>
            <text:p text:style-name="P36"><text:span text:style-name="T7">7</text:span><text:span text:style-name="T9">x</text:span><text:span text:style-name="T10">1</text:span></text:p>
          </draw:text-box>
        </draw:frame>
        <draw:frame draw:style-name="gr3" draw:text-style-name="P13" draw:layer="layout" svg:width="5.7cm" svg:height="1.5cm" svg:x="0.6cm" svg:y="1.8cm">
          <draw:text-box>
            <text:p text:style-name="P12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</draw:text-box>
        </draw:frame>
        <draw:frame draw:style-name="gr3" draw:text-style-name="P13" draw:layer="layout" svg:width="5.7cm" svg:height="1.5cm" draw:transform="rotate (3.12972441467623) translate (6.291cm 7.734cm)">
          <draw:text-box>
            <text:p text:style-name="P12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</draw:text-box>
        </draw:frame>
        <draw:g>
          <draw:custom-shape draw:style-name="gr7" draw:text-style-name="P1" draw:layer="layout" svg:width="0.5cm" svg:height="0.414cm" svg:x="3.23cm" svg:y="3.8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3.286cm" svg:y="3.5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3.23cm" svg:y="3.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4.13cm" svg:y="4.0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4.186cm" svg:y="3.7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4.13cm" svg:y="3.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4.13cm" svg:y="5.8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4.186cm" svg:y="5.5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4.13cm" svg:y="5.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3.23cm" svg:y="6.1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3.286cm" svg:y="5.8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3.23cm" svg:y="5.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2.33cm" svg:y="5.8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2.386cm" svg:y="5.5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2.33cm" svg:y="5.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3.23cm" svg:y="4.93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3.286cm" svg:y="4.60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3.23cm" svg:y="4.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2.33cm" svg:y="4.0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2.386cm" svg:y="3.7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2.33cm" svg:y="3.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</draw:page>
      <draw:page draw:name="page44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37" draw:layer="layout" svg:width="1.5cm" svg:height="1.5cm" svg:x="0.6cm" svg:y="0.6cm">
          <draw:text-box>
            <text:p text:style-name="P40"><text:span text:style-name="T7">8</text:span></text:p>
          </draw:text-box>
        </draw:frame>
        <draw:custom-shape draw:style-name="gr4" draw:text-style-name="P4" draw:layer="layout" svg:width="0.4cm" svg:height="0.4cm" svg:x="2.58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1cm" svg:y="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9" draw:layer="layout" svg:width="1.5cm" svg:height="1.5cm" svg:x="4.8cm" svg:y="0.6cm">
          <draw:text-box>
            <text:p text:style-name="P41"><text:span text:style-name="T7">8</text:span></text:p>
          </draw:text-box>
        </draw:frame>
        <draw:frame draw:style-name="gr3" draw:text-style-name="P39" draw:layer="layout" svg:width="1.5cm" svg:height="1.5cm" draw:transform="rotate (-3.13391320488102) translate (2.106cm 8.894cm)">
          <draw:text-box>
            <text:p text:style-name="P41"><text:span text:style-name="T7">8</text:span></text:p>
          </draw:text-box>
        </draw:frame>
        <draw:frame draw:style-name="gr3" draw:text-style-name="P37" draw:layer="layout" svg:width="1.5cm" svg:height="1.5cm" draw:transform="rotate (-3.13391320488102) translate (6.306cm 8.894cm)">
          <draw:text-box>
            <text:p text:style-name="P40"><text:span text:style-name="T7">8</text:span></text:p>
          </draw:text-box>
        </draw:frame>
        <draw:frame draw:style-name="gr3" draw:text-style-name="P17" draw:layer="layout" svg:width="5.7cm" svg:height="1.5cm" svg:x="0.6cm" svg:y="1.8cm">
          <draw:text-box>
            <text:p text:style-name="P16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</draw:text-box>
        </draw:frame>
        <draw:frame draw:style-name="gr3" draw:text-style-name="P17" draw:layer="layout" svg:width="5.7cm" svg:height="1.5cm" draw:transform="rotate (3.12972441467623) translate (6.291cm 7.734cm)">
          <draw:text-box>
            <text:p text:style-name="P16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</draw:text-box>
        </draw:frame>
        <draw:custom-shape draw:style-name="gr4" draw:text-style-name="P4" draw:layer="layout" svg:width="0.4cm" svg:height="0.4cm" svg:x="3.98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2cm" svg:y="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2cm" svg:y="4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2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3cm" svg:y="5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5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37" draw:layer="layout" svg:width="1.5cm" svg:height="1.5cm" svg:x="0.6cm" svg:y="0.6cm">
          <draw:text-box>
            <text:p text:style-name="P40"><text:span text:style-name="T7">9</text:span></text:p>
          </draw:text-box>
        </draw:frame>
        <draw:custom-shape draw:style-name="gr4" draw:text-style-name="P4" draw:layer="layout" svg:width="0.4cm" svg:height="0.4cm" svg:x="2.58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1cm" svg:y="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9" draw:layer="layout" svg:width="1.5cm" svg:height="1.5cm" svg:x="4.8cm" svg:y="0.6cm">
          <draw:text-box>
            <text:p text:style-name="P41"><text:span text:style-name="T7">9</text:span></text:p>
          </draw:text-box>
        </draw:frame>
        <draw:frame draw:style-name="gr3" draw:text-style-name="P39" draw:layer="layout" svg:width="1.5cm" svg:height="1.5cm" draw:transform="rotate (-3.13391320488102) translate (2.106cm 8.894cm)">
          <draw:text-box>
            <text:p text:style-name="P41"><text:span text:style-name="T7">9</text:span></text:p>
          </draw:text-box>
        </draw:frame>
        <draw:frame draw:style-name="gr3" draw:text-style-name="P37" draw:layer="layout" svg:width="1.5cm" svg:height="1.5cm" draw:transform="rotate (-3.13391320488102) translate (6.306cm 8.894cm)">
          <draw:text-box>
            <text:p text:style-name="P40"><text:span text:style-name="T7">9</text:span></text:p>
          </draw:text-box>
        </draw:frame>
        <draw:frame draw:style-name="gr3" draw:text-style-name="P17" draw:layer="layout" svg:width="5.7cm" svg:height="1.5cm" svg:x="0.6cm" svg:y="1.8cm">
          <draw:text-box>
            <text:p text:style-name="P16"><text:span text:style-name="T3">AVA</text:span><text:span text:style-name="T3">NCE</text:span><text:span text:style-name="T3">R</text:span></text:p>
          </draw:text-box>
        </draw:frame>
        <draw:frame draw:style-name="gr3" draw:text-style-name="P17" draw:layer="layout" svg:width="5.7cm" svg:height="1.5cm" draw:transform="rotate (3.12972441467623) translate (6.291cm 7.734cm)">
          <draw:text-box>
            <text:p text:style-name="P16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</draw:text-box>
        </draw:frame>
        <draw:custom-shape draw:style-name="gr4" draw:text-style-name="P4" draw:layer="layout" svg:width="0.4cm" svg:height="0.4cm" svg:x="3.98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2cm" svg:y="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2cm" svg:y="4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2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3cm" svg:y="5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2cm" svg:y="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6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11" draw:text-style-name="P37" draw:layer="layout" svg:width="1.9cm" svg:height="2.385cm" svg:x="0.6cm" svg:y="0.6cm">
          <draw:text-box>
            <text:p text:style-name="P36"><text:span text:style-name="T7">1</text:span><text:span text:style-name="T7">0</text:span></text:p>
          </draw:text-box>
        </draw:frame>
        <draw:custom-shape draw:style-name="gr4" draw:text-style-name="P4" draw:layer="layout" svg:width="0.4cm" svg:height="0.4cm" svg:x="3.281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9" draw:layer="layout" svg:width="2cm" svg:height="2.385cm" svg:x="4.3cm" svg:y="0.6cm">
          <draw:text-box>
            <text:p text:style-name="P38"><text:span text:style-name="T11">1</text:span><text:span text:style-name="T11">0</text:span></text:p>
          </draw:text-box>
        </draw:frame>
        <draw:frame draw:style-name="gr11" draw:text-style-name="P39" draw:layer="layout" svg:width="2.102cm" svg:height="2.385cm" draw:transform="rotate (-3.13391320488102) translate (2.708cm 8.889cm)">
          <draw:text-box>
            <text:p text:style-name="P38"><text:span text:style-name="T7">1</text:span><text:span text:style-name="T7">0</text:span></text:p>
          </draw:text-box>
        </draw:frame>
        <draw:frame draw:style-name="gr11" draw:text-style-name="P37" draw:layer="layout" svg:width="2.297cm" svg:height="2.385cm" draw:transform="rotate (-3.13391320488102) translate (6.306cm 8.894cm)">
          <draw:text-box>
            <text:p text:style-name="P36"><text:span text:style-name="T7">1</text:span><text:span text:style-name="T7">0</text:span></text:p>
          </draw:text-box>
        </draw:frame>
        <draw:frame draw:style-name="gr3" draw:text-style-name="P9" draw:layer="layout" svg:width="5.7cm" svg:height="1.5cm" svg:x="0.6cm" svg:y="1.4cm">
          <draw:text-box>
            <text:p text:style-name="P8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  <text:p text:style-name="P8"><text:span text:style-name="T3">D</text:span><text:span text:style-name="T3">É</text:span><text:span text:style-name="T3">M</text:span><text:span text:style-name="T3">A</text:span><text:span text:style-name="T3">R</text:span><text:span text:style-name="T3">R</text:span><text:span text:style-name="T3">E</text:span><text:span text:style-name="T3">R</text:span></text:p>
          </draw:text-box>
        </draw:frame>
        <draw:frame draw:style-name="gr19" draw:text-style-name="P9" draw:layer="layout" svg:width="5.697cm" svg:height="1.51cm" draw:transform="rotate (3.13146974392823) translate (6.288cm 8.134cm)">
          <draw:text-box>
            <text:p text:style-name="P8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  <text:p text:style-name="P8"><text:span text:style-name="T3">D</text:span><text:span text:style-name="T3">É</text:span><text:span text:style-name="T3">M</text:span><text:span text:style-name="T3">A</text:span><text:span text:style-name="T3">R</text:span><text:span text:style-name="T3">R</text:span><text:span text:style-name="T3">E</text:span><text:span text:style-name="T3">R</text:span></text:p>
          </draw:text-box>
        </draw:frame>
        <draw:frame draw:style-name="gr5" draw:text-style-name="P11" draw:layer="layout" svg:width="1.2cm" svg:height="0.963cm" svg:x="2.88cm" svg:y="1.8cm">
          <draw:text-box>
            <text:p text:style-name="P10"><text:span text:style-name="T4">O</text:span><text:span text:style-name="T4">U</text:span></text:p>
          </draw:text-box>
        </draw:frame>
        <draw:frame draw:style-name="gr6" draw:text-style-name="P11" draw:layer="layout" svg:width="1.192cm" svg:height="0.966cm" draw:transform="rotate (3.13408773780622) translate (4.062cm 7.725cm)">
          <draw:text-box>
            <text:p text:style-name="P10"><text:span text:style-name="T4">O</text:span><text:span text:style-name="T4">U</text:span></text:p>
          </draw:text-box>
        </draw:frame>
        <draw:g>
          <draw:custom-shape draw:style-name="gr7" draw:text-style-name="P1" draw:layer="layout" svg:width="0.5cm" svg:height="0.414cm" svg:x="5.5cm" svg:y="2.0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6cm" svg:y="1.7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cm" svg:y="1.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1cm" svg:y="2.0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7cm" svg:y="1.7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1cm" svg:y="1.7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5.501cm" svg:y="7.3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7cm" svg:y="7.0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01cm" svg:y="7.0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2cm" svg:y="7.38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8cm" svg:y="7.05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2cm" svg:y="7.00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4" draw:text-style-name="P4" draw:layer="layout" svg:width="0.4cm" svg:height="0.4cm" svg:x="2.581cm" svg:y="4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2cm" svg:y="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2cm" svg:y="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3cm" svg:y="4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2cm" svg:y="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2cm" svg:y="6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3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3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4cm" svg:y="6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7" draw:style-name="dp1" draw:master-page-name="Standard">
        <draw:g>
          <draw:custom-shape draw:style-name="gr7" draw:text-style-name="P1" draw:layer="layout" svg:width="0.5cm" svg:height="0.414cm" svg:x="5.5cm" svg:y="1.98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6cm" svg:y="1.65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cm" svg:y="1.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1cm" svg:y="1.9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7cm" svg:y="1.6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1cm" svg:y="1.6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5.501cm" svg:y="7.4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5.557cm" svg:y="7.1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5.501cm" svg:y="7.1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0.902cm" svg:y="7.48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0.958cm" svg:y="7.15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0.902cm" svg:y="7.10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3" draw:text-style-name="P17" draw:layer="layout" svg:width="5.7cm" svg:height="1.5cm" svg:x="0.6cm" svg:y="2.1cm">
          <draw:text-box>
            <text:p text:style-name="P16"><text:span text:style-name="T3">P</text:span><text:span text:style-name="T3">E</text:span><text:span text:style-name="T3">R</text:span><text:span text:style-name="T3">M</text:span><text:span text:style-name="T3">U</text:span><text:span text:style-name="T3">T</text:span><text:span text:style-name="T3">E</text:span><text:span text:style-name="T3">R</text:span></text:p>
          </draw:text-box>
        </draw:frame>
        <draw:frame draw:style-name="gr3" draw:text-style-name="P17" draw:layer="layout" svg:width="5.7cm" svg:height="1.5cm" draw:transform="rotate (3.12972441467623) translate (6.291cm 7.434cm)">
          <draw:text-box>
            <text:p text:style-name="P16"><text:span text:style-name="T3">P</text:span><text:span text:style-name="T3">E</text:span><text:span text:style-name="T3">R</text:span><text:span text:style-name="T3">M</text:span><text:span text:style-name="T3">U</text:span><text:span text:style-name="T3">T</text:span><text:span text:style-name="T3">E</text:span><text:span text:style-name="T3">R</text:span></text:p>
          </draw:text-box>
        </draw:frame>
        <draw:g>
          <draw:custom-shape draw:style-name="gr7" draw:text-style-name="P1" draw:layer="layout" svg:width="0.5cm" svg:height="0.414cm" svg:x="1.602cm" svg:y="1.18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1.658cm" svg:y="0.85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1.602cm" svg:y="0.80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4.801cm" svg:y="1.18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4.857cm" svg:y="0.85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4.801cm" svg:y="0.8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1.603cm" svg:y="8.289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1.659cm" svg:y="7.95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1.603cm" svg:y="7.90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7" draw:text-style-name="P1" draw:layer="layout" svg:width="0.5cm" svg:height="0.414cm" svg:x="4.802cm" svg:y="8.28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" draw:text-style-name="P1" draw:layer="layout" svg:width="0.388cm" svg:height="0.414cm" svg:x="4.858cm" svg:y="7.95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" draw:layer="layout" svg:width="0.5cm" svg:height="0.414cm" svg:x="4.802cm" svg:y="7.90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15" draw:text-style-name="P4" draw:layer="layout" svg:width="1.5cm" svg:height="1.086cm" svg:x="1.83cm" svg:y="5.61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6" draw:text-style-name="P4" draw:layer="layout" svg:width="1.165cm" svg:height="1.087cm" svg:x="1.998cm" svg:y="4.74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5" draw:text-style-name="P4" draw:layer="layout" svg:width="1.5cm" svg:height="1.086cm" svg:x="1.83cm" svg:y="4.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15" draw:text-style-name="P4" draw:layer="layout" svg:width="1.5cm" svg:height="1.086cm" svg:x="3.631cm" svg:y="3.81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6" draw:text-style-name="P4" draw:layer="layout" svg:width="1.165cm" svg:height="1.087cm" svg:x="3.799cm" svg:y="2.94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5" draw:text-style-name="P4" draw:layer="layout" svg:width="1.5cm" svg:height="1.086cm" svg:x="3.631cm" svg:y="2.80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29" draw:text-style-name="P42" draw:layer="layout" svg:width="1.5cm" svg:height="1.4cm" draw:transform="rotate (1.48632239099837) translate (2.319cm 5.039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9" draw:text-style-name="P42" draw:layer="layout" svg:width="1.5cm" svg:height="1.4cm" draw:transform="rotate (-1.61582582149635) translate (4.613cm 4.433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0" draw:text-style-name="P42" draw:layer="layout" svg:width="0.628cm" svg:height="0.638cm" draw:transform="rotate (-1.61582582149635) translate (5.9cm 7.729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0" draw:text-style-name="P42" draw:layer="layout" svg:width="0.628cm" svg:height="0.638cm" draw:transform="rotate (0.0176278254451426) translate (5.148cm 1.061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0" draw:text-style-name="P42" draw:layer="layout" svg:width="0.628cm" svg:height="0.638cm" draw:transform="rotate (-3.07090681888402) translate (1.702cm 8.471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0" draw:text-style-name="P42" draw:layer="layout" svg:width="0.628cm" svg:height="0.638cm" draw:transform="rotate (1.58022110475567) translate (1.088cm 1.788cm)">
          <text:p/>
          <draw:enhanced-geometry svg:viewBox="0 0 21600 21600" draw:text-areas="0 0 21600 21600" draw:type="circular-arrow" draw:modifiers="-94.887309239825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  <draw:page draw:name="page48" draw:style-name="dp1" draw:master-page-name="Standard">
        <draw:g>
          <draw:custom-shape draw:style-name="gr1" draw:text-style-name="P1" draw:layer="layout" svg:width="3.3cm" svg:height="2.172cm" svg:x="1.83cm" svg:y="4.678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2.564cm" svg:height="2.173cm" svg:x="2.199cm" svg:y="2.94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" draw:text-style-name="P1" draw:layer="layout" svg:width="3.3cm" svg:height="2.172cm" svg:x="1.83cm" svg:y="2.6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draw:style-name="gr11" draw:text-style-name="P37" draw:layer="layout" svg:width="2.2cm" svg:height="2.385cm" svg:x="0.6cm" svg:y="0.6cm">
          <draw:text-box>
            <text:p text:style-name="P40"><text:span text:style-name="T7">1</text:span><text:span text:style-name="T7">2</text:span></text:p>
          </draw:text-box>
        </draw:frame>
        <draw:custom-shape draw:style-name="gr4" draw:text-style-name="P4" draw:layer="layout" svg:width="0.4cm" svg:height="0.4cm" svg:x="2.58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1cm" svg:y="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9" draw:layer="layout" svg:width="2cm" svg:height="2.385cm" svg:x="4.3cm" svg:y="0.6cm">
          <draw:text-box>
            <text:p text:style-name="P41"><text:span text:style-name="T7">1</text:span><text:span text:style-name="T7">2</text:span></text:p>
          </draw:text-box>
        </draw:frame>
        <draw:frame draw:style-name="gr11" draw:text-style-name="P39" draw:layer="layout" svg:width="2.102cm" svg:height="2.385cm" draw:transform="rotate (-3.13391320488102) translate (2.708cm 8.889cm)">
          <draw:text-box>
            <text:p text:style-name="P41"><text:span text:style-name="T7">1</text:span><text:span text:style-name="T7">2</text:span></text:p>
          </draw:text-box>
        </draw:frame>
        <draw:frame draw:style-name="gr11" draw:text-style-name="P37" draw:layer="layout" svg:width="2.097cm" svg:height="2.385cm" draw:transform="rotate (-3.13391320488102) translate (6.306cm 8.894cm)">
          <draw:text-box>
            <text:p text:style-name="P40"><text:span text:style-name="T7">1</text:span><text:span text:style-name="T7">2</text:span></text:p>
          </draw:text-box>
        </draw:frame>
        <draw:frame draw:style-name="gr3" draw:text-style-name="P17" draw:layer="layout" svg:width="5.7cm" svg:height="1.5cm" svg:x="0.6cm" svg:y="1.8cm">
          <draw:text-box>
            <text:p text:style-name="P16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</draw:text-box>
        </draw:frame>
        <draw:frame draw:style-name="gr3" draw:text-style-name="P17" draw:layer="layout" svg:width="5.7cm" svg:height="1.5cm" draw:transform="rotate (3.12972441467623) translate (6.291cm 7.734cm)">
          <draw:text-box>
            <text:p text:style-name="P16"><text:span text:style-name="T3">A</text:span><text:span text:style-name="T3">V</text:span><text:span text:style-name="T3">A</text:span><text:span text:style-name="T3">N</text:span><text:span text:style-name="T3">C</text:span><text:span text:style-name="T3">E</text:span><text:span text:style-name="T3">R</text:span></text:p>
          </draw:text-box>
        </draw:frame>
        <draw:custom-shape draw:style-name="gr4" draw:text-style-name="P4" draw:layer="layout" svg:width="0.4cm" svg:height="0.4cm" svg:x="3.98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2cm" svg:y="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2cm" svg:y="4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982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2.583cm" svg:y="5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2cm" svg:y="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2cm" svg:y="4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2cm" svg:y="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4cm" svg:height="0.4cm" svg:x="3.283cm" svg:y="5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KacstPoster" svg:font-family="KacstPoster" style:font-pitch="variable"/>
    <style:font-face style:name="Purisa" svg:font-family="Purisa" style:font-pitch="variable"/>
    <style:font-face style:name="URW Chancery L" svg:font-family="'URW Chancery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rouge" style:family="graphic" style:parent-style-name="standard">
      <style:graphic-properties draw:stroke="none" svg:stroke-color="#000000" draw:fill="none" draw:fill-color="#ffffff" fo:min-height="2.135cm" draw:shadow="visible" draw:shadow-offset-x="0.035cm" draw:shadow-offset-y="0cm" draw:shadow-color="#000000"/>
      <style:paragraph-properties fo:text-align="start"/>
      <style:text-properties fo:color="#ff3333" style:font-name="Bitstream Vera Sans Mono" fo:font-family="'Bitstream Vera Sans Mono'" style:font-family-generic="modern" style:font-pitch="fixed" fo:font-size="22pt" fo:font-weight="bold" style:font-size-asian="22pt" style:font-weight-asian="bold" style:font-size-complex="22pt" style:font-weight-complex="bold"/>
    </style:style>
  </office:styles>
  <office:automatic-styles>
    <style:page-layout style:name="PM0">
      <style:page-layout-properties fo:margin-top="0cm" fo:margin-bottom="0cm" fo:margin-left="0cm" fo:margin-right="0cm" fo:page-width="6.96cm" fo:page-height="9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3T09:33:32.314264569</meta:creation-date>
    <dc:date>2017-01-13T11:06:19.527749303</dc:date>
    <meta:editing-duration>PT1H9M15S</meta:editing-duration>
    <meta:editing-cycles>45</meta:editing-cycles>
    <meta:generator>LibreOffice/5.1.4.2$Linux_X86_64 LibreOffice_project/10m0$Build-2</meta:generator>
    <meta:document-statistic meta:object-count="1128"/>
  </office:meta>
</office:document-meta>
</file>